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style:text-line-through-style="none"/>
    </style:style>
    <style:style style:name="P3" style:family="paragraph" style:parent-style-name="Standard">
      <style:text-properties style:text-line-through-style="none" fo:font-weight="bold" style:font-weight-asian="bold" style:font-weight-complex="bold"/>
    </style:style>
    <style:style style:name="P4" style:family="paragraph" style:parent-style-name="Standard">
      <style:paragraph-properties fo:text-align="center" style:justify-single-word="false"/>
      <style:text-properties style:text-line-through-style="none" fo:font-weight="bold" style:font-weight-asian="bold" style:font-weight-complex="bold"/>
    </style:style>
    <style:style style:name="P5" style:family="paragraph" style:parent-style-name="Standard">
      <style:paragraph-properties fo:text-align="center" style:justify-single-word="false"/>
      <style:text-properties style:text-line-through-style="none"/>
    </style:style>
    <style:style style:name="P6" style:family="paragraph" style:parent-style-name="Standard">
      <style:text-properties style:text-line-through-style="none" fo:font-weight="normal" style:font-weight-asian="normal" style:font-weight-complex="normal"/>
    </style:style>
    <style:style style:name="P7" style:family="paragraph" style:parent-style-name="Standard">
      <style:paragraph-properties fo:text-align="start" style:justify-single-word="false"/>
      <style:text-properties style:text-line-through-style="none" fo:font-weight="normal" style:font-weight-asian="normal" style:font-weight-complex="normal"/>
    </style:style>
    <style:style style:name="P8" style:family="paragraph" style:parent-style-name="Standard">
      <style:paragraph-properties fo:text-align="start" style:justify-single-word="false"/>
      <style:text-properties style:text-line-through-style="none"/>
    </style:style>
    <style:style style:name="P9" style:family="paragraph" style:parent-style-name="Standard">
      <style:text-properties style:text-line-through-style="none" fo:font-style="normal" style:font-style-asian="normal" style:font-style-complex="normal"/>
    </style:style>
    <style:style style:name="P10" style:family="paragraph" style:parent-style-name="Standard">
      <style:text-properties fo:color="#800000" fo:font-weight="bold" style:font-weight-asian="bold" style:font-weight-complex="bold"/>
    </style:style>
    <style:style style:name="P11" style:family="paragraph" style:parent-style-name="Standard">
      <style:paragraph-properties fo:text-align="center" style:justify-single-word="false"/>
      <style:text-properties fo:color="#800000" fo:font-weight="bold" style:font-weight-asian="bold" style:font-weight-complex="bold"/>
    </style:style>
    <style:style style:name="P12" style:family="paragraph" style:parent-style-name="Standard">
      <style:paragraph-properties fo:text-align="start" style:justify-single-word="false"/>
      <style:text-properties fo:color="#800000" fo:font-weight="bold" style:font-weight-asian="bold" style:font-weight-complex="bold"/>
    </style:style>
    <style:style style:name="P13" style:family="paragraph" style:parent-style-name="Standard">
      <style:text-properties fo:color="#800000" fo:font-weight="normal" style:font-weight-asian="normal" style:font-weight-complex="normal"/>
    </style:style>
    <style:style style:name="P14" style:family="paragraph" style:parent-style-name="Standard">
      <style:paragraph-properties fo:text-align="start" style:justify-single-word="false"/>
      <style:text-properties fo:color="#800000" fo:font-weight="normal" style:font-weight-asian="normal" style:font-weight-complex="normal"/>
    </style:style>
    <style:style style:name="P15" style:family="paragraph" style:parent-style-name="Standard">
      <style:paragraph-properties fo:text-align="center" style:justify-single-word="false"/>
      <style:text-properties fo:color="#800000" fo:font-weight="normal" style:font-weight-asian="normal" style:font-weight-complex="normal"/>
    </style:style>
    <style:style style:name="P16" style:family="paragraph" style:parent-style-name="Standard">
      <style:text-properties fo:color="#800000" style:text-line-through-style="none"/>
    </style:style>
    <style:style style:name="P17" style:family="paragraph" style:parent-style-name="Standard">
      <style:paragraph-properties fo:text-align="start" style:justify-single-word="false"/>
      <style:text-properties fo:color="#800000" style:text-line-through-style="none" fo:font-weight="normal" style:font-weight-asian="normal" style:font-weight-complex="normal"/>
    </style:style>
    <style:style style:name="P18" style:family="paragraph" style:parent-style-name="Standard">
      <style:paragraph-properties fo:text-align="center" style:justify-single-word="false"/>
      <style:text-properties fo:color="#800000" style:text-line-through-style="none" fo:font-weight="bold" style:font-weight-asian="bold" style:font-weight-complex="bold"/>
    </style:style>
    <style:style style:name="P19" style:family="paragraph" style:parent-style-name="Standard">
      <style:paragraph-properties fo:text-align="start" style:justify-single-word="false"/>
      <style:text-properties fo:color="#800000" fo:font-style="italic" fo:font-weight="normal" style:font-style-asian="italic" style:font-weight-asian="normal" style:font-style-complex="italic" style:font-weight-complex="normal"/>
    </style:style>
    <style:style style:name="P20" style:family="paragraph" style:parent-style-name="Standard">
      <style:text-properties fo:color="#000000"/>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paragraph-properties fo:text-align="start" style:justify-single-word="false"/>
      <style:text-properties fo:color="#000000" fo:font-weight="normal" style:font-weight-asian="normal" style:font-weight-complex="normal"/>
    </style:style>
    <style:style style:name="P23" style:family="paragraph" style:parent-style-name="Standard">
      <style:paragraph-properties fo:text-align="center" style:justify-single-word="false"/>
      <style:text-properties fo:color="#000000" fo:font-weight="normal" style:font-weight-asian="normal" style:font-weight-complex="normal"/>
    </style:style>
    <style:style style:name="P24" style:family="paragraph" style:parent-style-name="Standard">
      <style:text-properties fo:color="#000000" fo:font-weight="bold" style:font-weight-asian="bold" style:font-weight-complex="bold"/>
    </style:style>
    <style:style style:name="P25" style:family="paragraph" style:parent-style-name="Standard">
      <style:paragraph-properties fo:text-align="start" style:justify-single-word="false"/>
      <style:text-properties fo:color="#000000" fo:font-weight="bold" style:font-weight-asian="bold" style:font-weight-complex="bold"/>
    </style:style>
    <style:style style:name="P26" style:family="paragraph" style:parent-style-name="Standard">
      <style:paragraph-properties fo:text-align="center" style:justify-single-word="false"/>
      <style:text-properties fo:color="#000000" fo:font-weight="bold" style:font-weight-asian="bold" style:font-weight-complex="bold"/>
    </style:style>
    <style:style style:name="P27" style:family="paragraph" style:parent-style-name="Standard">
      <style:text-properties fo:color="#000000" style:text-line-through-style="none"/>
    </style:style>
    <style:style style:name="P28" style:family="paragraph" style:parent-style-name="Standard">
      <style:text-properties fo:color="#000000" style:text-line-through-style="none" fo:font-weight="normal" style:font-weight-asian="normal" style:font-weight-complex="normal"/>
    </style:style>
    <style:style style:name="P29" style:family="paragraph" style:parent-style-name="Standard">
      <style:paragraph-properties fo:text-align="start" style:justify-single-word="false"/>
      <style:text-properties fo:color="#000000" style:text-line-through-style="none" fo:font-weight="normal" style:font-weight-asian="normal" style:font-weight-complex="normal"/>
    </style:style>
    <style:style style:name="P30" style:family="paragraph" style:parent-style-name="Standard">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31" style:family="paragraph" style:parent-style-name="Standard">
      <style:text-properties fo:color="#000000" style:text-line-through-style="none"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color="#000000" style:text-line-through-style="none" fo:font-style="normal" style:text-underline-style="none" fo:font-weight="normal"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color="#000000" style:text-line-through-style="none" fo:font-style="italic" fo:font-weight="normal" style:font-style-asian="italic" style:font-weight-asian="normal" style:font-style-complex="italic" style:font-weight-complex="normal"/>
    </style:style>
    <style:style style:name="P34" style:family="paragraph" style:parent-style-name="Standard">
      <style:text-properties fo:color="#000000" style:text-line-through-style="none" fo:font-style="italic" fo:font-weight="bold" style:font-style-asian="italic" style:font-weight-asian="bold" style:font-style-complex="italic" style:font-weight-complex="bold"/>
    </style:style>
    <style:style style:name="P35" style:family="paragraph" style:parent-style-name="Standard">
      <style:text-properties fo:color="#000000" style:text-line-through-style="none" fo:font-weight="bold" style:font-weight-asian="bold" style:font-weight-complex="bold"/>
    </style:style>
    <style:style style:name="P36" style:family="paragraph" style:parent-style-name="Standard">
      <style:paragraph-properties fo:text-align="start" style:justify-single-word="false"/>
      <style:text-properties fo:color="#000000" style:text-line-through-style="none" fo:font-weight="bold" style:font-weight-asian="bold" style:font-weight-complex="bold"/>
    </style:style>
    <style:style style:name="P37" style:family="paragraph" style:parent-style-name="Standard">
      <style:text-properties fo:color="#000000" style:text-line-through-style="none" style:text-underline-style="solid" style:text-underline-width="auto" style:text-underline-color="font-color"/>
    </style:style>
    <style:style style:name="P38"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color="#000000" fo:font-style="italic" fo:font-weight="bold"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fo:font-style="normal" fo:font-weight="bold"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color="#000000"/>
    </style:style>
    <style:style style:name="P46" style:family="paragraph" style:parent-style-name="Standard">
      <style:paragraph-properties fo:text-align="center" style:justify-single-word="false"/>
    </style:style>
    <style:style style:name="P47" style:family="paragraph" style:parent-style-name="Standard">
      <style:text-properties style:text-line-through-style="none"/>
    </style:style>
    <style:style style:name="P48" style:family="paragraph" style:parent-style-name="Standard" style:list-style-name="L1">
      <style:text-properties style:text-line-through-style="none"/>
    </style:style>
    <style:style style:name="P49" style:family="paragraph" style:parent-style-name="Standard" style:list-style-name="L2">
      <style:text-properties style:text-line-through-style="none"/>
    </style:style>
    <style:style style:name="P50" style:family="paragraph" style:parent-style-name="Standard" style:list-style-name="L21">
      <style:text-properties style:text-line-through-style="none"/>
    </style:style>
    <style:style style:name="P51" style:family="paragraph" style:parent-style-name="Standard">
      <style:paragraph-properties fo:text-align="start" style:justify-single-word="false"/>
      <style:text-properties style:text-line-through-style="none"/>
    </style:style>
    <style:style style:name="P52" style:family="paragraph" style:parent-style-name="Standard" style:list-style-name="L3">
      <style:paragraph-properties fo:text-align="start" style:justify-single-word="false"/>
      <style:text-properties fo:color="#000000" fo:font-weight="bold" style:font-weight-asian="bold" style:font-weight-complex="bold"/>
    </style:style>
    <style:style style:name="P53" style:family="paragraph" style:parent-style-name="Standard" style:list-style-name="L7">
      <style:paragraph-properties fo:text-align="start" style:justify-single-word="false"/>
      <style:text-properties fo:color="#000000" fo:font-weight="bold" style:font-weight-asian="bold" style:font-weight-complex="bold"/>
    </style:style>
    <style:style style:name="P54" style:family="paragraph" style:parent-style-name="Standard" style:list-style-name="L8">
      <style:paragraph-properties fo:text-align="start" style:justify-single-word="false"/>
      <style:text-properties fo:color="#000000" fo:font-weight="bold" style:font-weight-asian="bold" style:font-weight-complex="bold"/>
    </style:style>
    <style:style style:name="P55" style:family="paragraph" style:parent-style-name="Standard" style:list-style-name="L10">
      <style:paragraph-properties fo:text-align="start" style:justify-single-word="false"/>
      <style:text-properties fo:color="#000000" fo:font-weight="bold" style:font-weight-asian="bold" style:font-weight-complex="bold"/>
    </style:style>
    <style:style style:name="P56" style:family="paragraph" style:parent-style-name="Standard" style:list-style-name="L11">
      <style:paragraph-properties fo:text-align="start" style:justify-single-word="false"/>
      <style:text-properties fo:color="#000000" fo:font-weight="bold" style:font-weight-asian="bold" style:font-weight-complex="bold"/>
    </style:style>
    <style:style style:name="P57" style:family="paragraph" style:parent-style-name="Standard" style:list-style-name="L14">
      <style:paragraph-properties fo:text-align="start" style:justify-single-word="false"/>
      <style:text-properties fo:color="#000000" fo:font-weight="bold" style:font-weight-asian="bold" style:font-weight-complex="bold"/>
    </style:style>
    <style:style style:name="P58" style:family="paragraph" style:parent-style-name="Standard" style:list-style-name="L19">
      <style:paragraph-properties fo:text-align="start" style:justify-single-word="false"/>
      <style:text-properties fo:color="#000000" fo:font-weight="bold" style:font-weight-asian="bold" style:font-weight-complex="bold"/>
    </style:style>
    <style:style style:name="P59" style:family="paragraph" style:parent-style-name="Standard" style:list-style-name="L5">
      <style:paragraph-properties fo:text-align="center" style:justify-single-word="false"/>
      <style:text-properties fo:color="#000000" fo:font-weight="bold" style:font-weight-asian="bold" style:font-weight-complex="bold"/>
    </style:style>
    <style:style style:name="P60" style:family="paragraph" style:parent-style-name="Standard" style:list-style-name="L9">
      <style:text-properties fo:color="#000000" fo:font-weight="bold" style:font-weight-asian="bold" style:font-weight-complex="bold"/>
    </style:style>
    <style:style style:name="P61" style:family="paragraph" style:parent-style-name="Standard" style:list-style-name="L13">
      <style:text-properties fo:color="#000000" fo:font-weight="bold" style:font-weight-asian="bold" style:font-weight-complex="bold"/>
    </style:style>
    <style:style style:name="P62" style:family="paragraph" style:parent-style-name="Standard" style:list-style-name="L3">
      <style:paragraph-properties fo:text-align="start" style:justify-single-word="false"/>
      <style:text-properties fo:color="#000000" fo:font-weight="bold" fo:background-color="transparent" style:font-weight-asian="bold" style:font-weight-complex="bold"/>
    </style:style>
    <style:style style:name="P63" style:family="paragraph" style:parent-style-name="Standard" style:list-style-name="L8">
      <style:paragraph-properties fo:text-align="start" style:justify-single-word="false"/>
      <style:text-properties fo:color="#000000" fo:font-weight="bold" fo:background-color="transparent" style:font-weight-asian="bold" style:font-weight-complex="bold"/>
    </style:style>
    <style:style style:name="P64" style:family="paragraph" style:parent-style-name="Standard" style:list-style-name="L7">
      <style:paragraph-properties fo:text-align="start" style:justify-single-word="false"/>
      <style:text-properties fo:color="#000000" fo:font-weight="bold" fo:background-color="transparent" style:font-weight-asian="bold" style:font-weight-complex="bold"/>
    </style:style>
    <style:style style:name="P65" style:family="paragraph" style:parent-style-name="Standard" style:list-style-name="L10">
      <style:paragraph-properties fo:text-align="start" style:justify-single-word="false"/>
      <style:text-properties fo:color="#000000" fo:font-weight="bold" fo:background-color="transparent" style:font-weight-asian="bold" style:font-weight-complex="bold"/>
    </style:style>
    <style:style style:name="P66" style:family="paragraph" style:parent-style-name="Standard" style:list-style-name="L14">
      <style:paragraph-properties fo:text-align="start" style:justify-single-word="false"/>
      <style:text-properties fo:color="#000000" fo:font-weight="bold" fo:background-color="transparent" style:font-weight-asian="bold" style:font-weight-complex="bold"/>
    </style:style>
    <style:style style:name="P67" style:family="paragraph" style:parent-style-name="Standard" style:list-style-name="L19">
      <style:paragraph-properties fo:text-align="start" style:justify-single-word="false"/>
      <style:text-properties fo:color="#000000" fo:font-weight="bold" fo:background-color="transparent" style:font-weight-asian="bold" style:font-weight-complex="bold"/>
    </style:style>
    <style:style style:name="P68" style:family="paragraph" style:parent-style-name="Standard" style:list-style-name="L3">
      <style:paragraph-properties fo:text-align="start" style:justify-single-word="false"/>
      <style:text-properties fo:color="#000000" fo:font-weight="normal" style:font-weight-asian="normal" style:font-weight-complex="normal"/>
    </style:style>
    <style:style style:name="P69" style:family="paragraph" style:parent-style-name="Standard" style:list-style-name="L4">
      <style:paragraph-properties fo:text-align="start" style:justify-single-word="false"/>
      <style:text-properties fo:color="#000000" fo:font-weight="normal" style:font-weight-asian="normal" style:font-weight-complex="normal"/>
    </style:style>
    <style:style style:name="P70" style:family="paragraph" style:parent-style-name="Standard" style:list-style-name="L7">
      <style:paragraph-properties fo:text-align="start" style:justify-single-word="false"/>
      <style:text-properties fo:color="#000000" fo:font-weight="normal" style:font-weight-asian="normal" style:font-weight-complex="normal"/>
    </style:style>
    <style:style style:name="P71" style:family="paragraph" style:parent-style-name="Standard" style:list-style-name="L8">
      <style:paragraph-properties fo:text-align="start" style:justify-single-word="false"/>
      <style:text-properties fo:color="#000000" fo:font-weight="normal" style:font-weight-asian="normal" style:font-weight-complex="normal"/>
    </style:style>
    <style:style style:name="P72" style:family="paragraph" style:parent-style-name="Standard" style:list-style-name="L10">
      <style:paragraph-properties fo:text-align="start" style:justify-single-word="false"/>
      <style:text-properties fo:color="#000000" fo:font-weight="normal" style:font-weight-asian="normal" style:font-weight-complex="normal"/>
    </style:style>
    <style:style style:name="P73" style:family="paragraph" style:parent-style-name="Standard" style:list-style-name="L11">
      <style:paragraph-properties fo:text-align="start" style:justify-single-word="false"/>
      <style:text-properties fo:color="#000000" fo:font-weight="normal" style:font-weight-asian="normal" style:font-weight-complex="normal"/>
    </style:style>
    <style:style style:name="P74" style:family="paragraph" style:parent-style-name="Standard" style:list-style-name="L14">
      <style:paragraph-properties fo:text-align="start" style:justify-single-word="false"/>
      <style:text-properties fo:color="#000000" fo:font-weight="normal" style:font-weight-asian="normal" style:font-weight-complex="normal"/>
    </style:style>
    <style:style style:name="P75" style:family="paragraph" style:parent-style-name="Standard" style:list-style-name="L15">
      <style:paragraph-properties fo:text-align="start" style:justify-single-word="false"/>
      <style:text-properties fo:color="#000000" fo:font-weight="normal" style:font-weight-asian="normal" style:font-weight-complex="normal"/>
    </style:style>
    <style:style style:name="P76" style:family="paragraph" style:parent-style-name="Standard" style:list-style-name="L16">
      <style:paragraph-properties fo:text-align="start" style:justify-single-word="false"/>
      <style:text-properties fo:color="#000000" fo:font-weight="normal" style:font-weight-asian="normal" style:font-weight-complex="normal"/>
    </style:style>
    <style:style style:name="P77" style:family="paragraph" style:parent-style-name="Standard" style:list-style-name="L17">
      <style:paragraph-properties fo:text-align="start" style:justify-single-word="false"/>
      <style:text-properties fo:color="#000000" fo:font-weight="normal" style:font-weight-asian="normal" style:font-weight-complex="normal"/>
    </style:style>
    <style:style style:name="P78" style:family="paragraph" style:parent-style-name="Standard" style:list-style-name="L18">
      <style:paragraph-properties fo:text-align="start" style:justify-single-word="false"/>
      <style:text-properties fo:color="#000000" fo:font-weight="normal" style:font-weight-asian="normal" style:font-weight-complex="normal"/>
    </style:style>
    <style:style style:name="P79" style:family="paragraph" style:parent-style-name="Standard" style:list-style-name="L19">
      <style:paragraph-properties fo:text-align="start" style:justify-single-word="false"/>
      <style:text-properties fo:color="#000000" fo:font-weight="normal" style:font-weight-asian="normal" style:font-weight-complex="normal"/>
    </style:style>
    <style:style style:name="P80" style:family="paragraph" style:parent-style-name="Standard" style:list-style-name="L3">
      <style:paragraph-properties fo:text-align="start" style:justify-single-word="false"/>
      <style:text-properties fo:color="#000000" fo:font-weight="normal" fo:background-color="transparent" style:font-weight-asian="normal" style:font-weight-complex="normal"/>
    </style:style>
    <style:style style:name="P81" style:family="paragraph" style:parent-style-name="Standard" style:list-style-name="L8">
      <style:paragraph-properties fo:text-align="start" style:justify-single-word="false"/>
      <style:text-properties fo:color="#000000" fo:font-weight="normal" fo:background-color="transparent" style:font-weight-asian="normal" style:font-weight-complex="normal"/>
    </style:style>
    <style:style style:name="P82" style:family="paragraph" style:parent-style-name="Standard" style:list-style-name="L7">
      <style:paragraph-properties fo:text-align="start" style:justify-single-word="false"/>
      <style:text-properties fo:color="#000000" fo:font-weight="normal" fo:background-color="transparent" style:font-weight-asian="normal" style:font-weight-complex="normal"/>
    </style:style>
    <style:style style:name="P83" style:family="paragraph" style:parent-style-name="Standard" style:list-style-name="L6">
      <style:paragraph-properties fo:text-align="start" style:justify-single-word="false"/>
      <style:text-properties fo:color="#000000" fo:font-style="normal" fo:font-weight="bold" style:font-style-asian="normal" style:font-weight-asian="bold" style:font-style-complex="normal" style:font-weight-complex="bold"/>
    </style:style>
    <style:style style:name="P84" style:family="paragraph" style:parent-style-name="Standard" style:list-style-name="L19">
      <style:paragraph-properties fo:text-align="start" style:justify-single-word="false"/>
      <style:text-properties fo:color="#000000" fo:font-style="normal" fo:font-weight="bold" style:font-style-asian="normal" style:font-weight-asian="bold" style:font-style-complex="normal" style:font-weight-complex="bold"/>
    </style:style>
    <style:style style:name="P85" style:family="paragraph" style:parent-style-name="Standard" style:list-style-name="L8">
      <style:text-properties fo:color="#000000"/>
    </style:style>
    <style:style style:name="P86" style:family="paragraph" style:parent-style-name="Standard" style:list-style-name="L8">
      <style:paragraph-properties fo:text-align="start" style:justify-single-word="false"/>
      <style:text-properties fo:color="#000000"/>
    </style:style>
    <style:style style:name="P87" style:family="paragraph" style:parent-style-name="Standard" style:list-style-name="L9">
      <style:text-properties fo:color="#000000"/>
    </style:style>
    <style:style style:name="P88" style:family="paragraph" style:parent-style-name="Standard" style:list-style-name="L7">
      <style:paragraph-properties fo:text-align="start" style:justify-single-word="false"/>
      <style:text-properties fo:color="#000000" style:text-line-through-style="none" fo:font-weight="bold" style:font-weight-asian="bold" style:font-weight-complex="bold"/>
    </style:style>
    <style:style style:name="P89" style:family="paragraph" style:parent-style-name="Standard" style:list-style-name="L14">
      <style:paragraph-properties fo:text-align="start" style:justify-single-word="false"/>
      <style:text-properties fo:color="#000000" style:text-line-through-style="none" fo:font-weight="bold" style:font-weight-asian="bold" style:font-weight-complex="bold"/>
    </style:style>
    <style:style style:name="P90" style:family="paragraph" style:parent-style-name="Standard" style:list-style-name="L7">
      <style:paragraph-properties fo:text-align="start" style:justify-single-word="false"/>
      <style:text-properties fo:color="#000000" style:text-line-through-style="none" fo:font-weight="normal" fo:background-color="transparent" style:font-weight-asian="normal" style:font-weight-complex="normal"/>
    </style:style>
    <style:style style:name="P91" style:family="paragraph" style:parent-style-name="Standard" style:list-style-name="L7">
      <style:paragraph-properties fo:text-align="start" style:justify-single-word="false"/>
      <style:text-properties fo:color="#000000" style:text-line-through-style="none" fo:font-weight="normal" style:font-weight-asian="normal" style:font-weight-complex="normal"/>
    </style:style>
    <style:style style:name="P92" style:family="paragraph" style:parent-style-name="Standard" style:list-style-name="L10">
      <style:paragraph-properties fo:text-align="start" style:justify-single-word="false"/>
      <style:text-properties fo:color="#000000" style:text-line-through-style="none" fo:font-weight="normal" style:font-weight-asian="normal" style:font-weight-complex="normal"/>
    </style:style>
    <style:style style:name="P93" style:family="paragraph" style:parent-style-name="Standard" style:list-style-name="L14">
      <style:paragraph-properties fo:text-align="start" style:justify-single-word="false"/>
      <style:text-properties fo:color="#000000" style:text-line-through-style="none" fo:font-weight="normal" style:font-weight-asian="normal" style:font-weight-complex="normal"/>
    </style:style>
    <style:style style:name="P94" style:family="paragraph" style:parent-style-name="Standard" style:list-style-name="L19">
      <style:paragraph-properties fo:text-align="start" style:justify-single-word="false"/>
      <style:text-properties fo:color="#000000" style:text-line-through-style="none" fo:font-weight="normal" style:font-weight-asian="normal" style:font-weight-complex="normal"/>
    </style:style>
    <style:style style:name="P95" style:family="paragraph" style:parent-style-name="Standard" style:list-style-name="L12">
      <style:paragraph-properties fo:text-align="center" style:justify-single-word="false"/>
      <style:text-properties fo:color="#000000" style:text-line-through-style="none" fo:font-style="italic" style:text-underline-style="none" fo:font-weight="normal" style:font-style-asian="italic" style:font-weight-asian="normal" style:font-style-complex="italic" style:font-weight-complex="normal"/>
    </style:style>
    <style:style style:name="P96" style:family="paragraph" style:parent-style-name="Standard" style:list-style-name="L19">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97" style:family="paragraph" style:parent-style-name="Standard" style:list-style-name="L3">
      <style:paragraph-properties fo:text-align="start" style:justify-single-word="false"/>
      <style:text-properties fo:color="#800000" style:text-line-through-style="none" fo:font-weight="bold" fo:background-color="transparent" style:font-weight-asian="bold" style:font-weight-complex="bold"/>
    </style:style>
    <style:style style:name="P98" style:family="paragraph" style:parent-style-name="Standard" style:list-style-name="L8">
      <style:paragraph-properties fo:text-align="start" style:justify-single-word="false"/>
      <style:text-properties fo:color="#800000" style:text-line-through-style="none" fo:font-weight="bold" fo:background-color="transparent" style:font-weight-asian="bold" style:font-weight-complex="bold"/>
    </style:style>
    <style:style style:name="P99" style:family="paragraph" style:parent-style-name="Standard" style:list-style-name="L7">
      <style:paragraph-properties fo:text-align="start" style:justify-single-word="false"/>
      <style:text-properties fo:color="#800000" style:text-line-through-style="none" fo:font-weight="bold" fo:background-color="transparent" style:font-weight-asian="bold" style:font-weight-complex="bold"/>
    </style:style>
    <style:style style:name="P100" style:family="paragraph" style:parent-style-name="Standard" style:list-style-name="L10">
      <style:paragraph-properties fo:text-align="start" style:justify-single-word="false"/>
      <style:text-properties fo:color="#800000" style:text-line-through-style="none" fo:font-weight="bold" style:font-weight-asian="bold" style:font-weight-complex="bold"/>
    </style:style>
    <style:style style:name="P101" style:family="paragraph" style:parent-style-name="Standard" style:list-style-name="L19">
      <style:paragraph-properties fo:text-align="start" style:justify-single-word="false"/>
      <style:text-properties fo:color="#800000" style:text-line-through-style="none" fo:font-weight="bold" style:font-weight-asian="bold" style:font-weight-complex="bold"/>
    </style:style>
    <style:style style:name="P102" style:family="paragraph" style:parent-style-name="Standard" style:list-style-name="L3">
      <style:paragraph-properties fo:text-align="start" style:justify-single-word="false"/>
      <style:text-properties fo:color="#800000" style:text-line-through-style="none" fo:font-weight="normal" fo:background-color="transparent" style:font-weight-asian="normal" style:font-weight-complex="normal"/>
    </style:style>
    <style:style style:name="P103" style:family="paragraph" style:parent-style-name="Standard" style:list-style-name="L8">
      <style:paragraph-properties fo:text-align="start" style:justify-single-word="false"/>
      <style:text-properties fo:color="#800000" style:text-line-through-style="none" fo:font-weight="normal" fo:background-color="transparent" style:font-weight-asian="normal" style:font-weight-complex="normal"/>
    </style:style>
    <style:style style:name="P104" style:family="paragraph" style:parent-style-name="Standard" style:list-style-name="L7">
      <style:paragraph-properties fo:text-align="start" style:justify-single-word="false"/>
      <style:text-properties fo:color="#800000" style:text-line-through-style="none" fo:font-weight="normal" style:font-weight-asian="normal" style:font-weight-complex="normal"/>
    </style:style>
    <style:style style:name="P105" style:family="paragraph" style:parent-style-name="Standard" style:list-style-name="L10">
      <style:paragraph-properties fo:text-align="start" style:justify-single-word="false"/>
      <style:text-properties fo:color="#800000" style:text-line-through-style="none" fo:font-weight="normal" style:font-weight-asian="normal" style:font-weight-complex="normal"/>
    </style:style>
    <style:style style:name="P106" style:family="paragraph" style:parent-style-name="Standard" style:list-style-name="L19">
      <style:paragraph-properties fo:text-align="start" style:justify-single-word="false"/>
      <style:text-properties fo:color="#800000" style:text-line-through-style="none" fo:font-weight="normal" style:font-weight-asian="normal" style:font-weight-complex="normal"/>
    </style:style>
    <style:style style:name="P107" style:family="paragraph" style:parent-style-name="Standard" style:list-style-name="L8">
      <style:paragraph-properties fo:text-align="start" style:justify-single-word="false"/>
      <style:text-properties fo:color="#800000" fo:font-weight="normal" style:font-weight-asian="normal" style:font-weight-complex="normal"/>
    </style:style>
    <style:style style:name="P108" style:family="paragraph" style:parent-style-name="Standard" style:list-style-name="L19">
      <style:paragraph-properties fo:text-align="start" style:justify-single-word="false"/>
      <style:text-properties fo:color="#800000" fo:font-weight="normal" style:font-weight-asian="normal" style:font-weight-complex="normal"/>
    </style:style>
    <style:style style:name="P109" style:family="paragraph" style:parent-style-name="Standard">
      <style:paragraph-properties fo:text-align="start" style:justify-single-word="false"/>
    </style:style>
    <style:style style:name="P110" style:family="paragraph" style:parent-style-name="Standard" style:list-style-name="L3">
      <style:paragraph-properties fo:text-align="start" style:justify-single-word="false"/>
    </style:style>
    <style:style style:name="P111" style:family="paragraph" style:parent-style-name="Standard" style:list-style-name="L20">
      <style:text-properties fo:font-weight="bold" style:font-weight-asian="bold"/>
    </style:style>
    <style:style style:name="P112"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style:text-line-through-style="none"/>
    </style:style>
    <style:style style:name="T9" style:family="text">
      <style:text-properties style:text-line-through-style="none" fo:font-style="italic" fo:font-weight="normal" style:font-style-asian="italic" style:font-weight-asian="normal" style:font-style-complex="italic" style:font-weight-complex="normal"/>
    </style:style>
    <style:style style:name="T10" style:family="text">
      <style:text-properties style:text-line-through-style="none" fo:font-style="italic" style:text-underline-style="none" style:font-style-asian="italic" style:font-style-complex="italic"/>
    </style:style>
    <style:style style:name="T11" style:family="text">
      <style:text-properties style:text-line-through-style="none"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8">++MAIN STORY THEME is about GROWTH++</text:p>
      <text:p text:style-name="P18">++SECONDARY THEME LOVE &amp; SACRIFICE++</text:p>
      <text:p text:style-name="P4"/>
      <text:p text:style-name="P4"/>
      <text:p text:style-name="P4">I. THE THREE POWERS: </text:p>
      <text:p text:style-name="P4"/>
      <text:p text:style-name="P4">A. THE MATRON AND THE OUTSIDER</text:p>
      <text:p text:style-name="P4"/>
      <text:p text:style-name="P2">In the distant past, most of the world was a safe place – there was a Matron who provided for the needs of it's inhabitants. There were virtually no divisions among men, forests were bountiful, the seas were calm, humans and animals lived side by side in peace. Hunting and eating meat is a concept yet unknown to man as they see animals as benevolent parts for the ecosystem. </text:p>
      <text:p text:style-name="P2"/>
      <text:p text:style-name="P2">Then from another dimension, sensing the almost-alien purity of the place, an Outsider came. This new world was so different from where he lived – there is actually light and things are pleasant to look at, the air didn't burn the back of your throat, the rivers didn't smoulder, the sky didn't rain stones all day. He had never seen beauty before he stumbled on to this place. <text:s/>He was mesmerized. Then and there he decided that he would claim this world as his own and never come back to the cursed place where he lived. He was about to take his first step when a being bright as light fell from the sky and stood in front of him, barring his way. </text:p>
      <text:p text:style-name="P2"/>
      <text:p text:style-name="P2">“Take not a single step in this world I love, Outsider.” Said the Matron as she brandished a sword made out of holy light.</text:p>
      <text:p text:style-name="P2"/>
      <text:p text:style-name="P2">The Outsider laughed and raised his foot to walk forward in disdain when the Matron charged him. </text:p>
      <text:p text:style-name="P2"/>
      <text:p text:style-name="P2">The battle was fierce, and it lasted for a while but the Matron held on to her word as the less-powerful Outsider wasn't unable to take a single step the whole time. The Outsider's arrogance kept him from surrendering but being too unfamiliar with this world and it's rules, he was severely disadvantaged. The Matron finally broke through his dark magics and pointed her sword of light in his throat. </text:p>
      <text:p text:style-name="P2"/>
      <text:p text:style-name="P2">The Outsider cackled “You cannot kill what is not mortal.” </text:p>
      <text:p text:style-name="P2"/>
      <text:p text:style-name="P2">The Matron nodded in agreement, “I know”. She then wrote sigils in the air and an enormous <text:s/>gray stone burst forth from the ground beneath them, “But inside this monolith where magic does not stand, you'll do no harm.” She then gestured the monolith to open.</text:p>
      <text:p text:style-name="P2"/>
      <text:p text:style-name="P2">“Nooo!!” The frantic Outsider squealed as the monolith came down upon him. All pretense of pride melted away as he scrambled to the ground, struggled tooth and nail and finally, in a stroke of desperate luck, grabbed the feet of the matron, putting her off balance as the monolith came down on both of them, trapping them in a mysterious place. </text:p>
      <text:p text:style-name="P2"/>
      <text:p text:style-name="P2">Both have never been seen since that day, and the location of the Monolith remained a mystery until a series of events happened that centered around one man named Malekev. </text:p>
      <text:p text:style-name="P2"/>
      <text:p text:style-name="P4"/>
      <text:p text:style-name="P4">B. MALEKEV THE FIRST</text:p>
      <text:p text:style-name="Standard"><text:soft-page-break/></text:p>
      <text:p text:style-name="Standard">In the early days, even after the Matron and the Outsider were imprisoned in the monolith and life became hard, mankind is pretty much innocent and civil towards one another. That was until a wealthy nobleman named Malekev came across the monolith hidden a secluded area of land in the South while traveling. He wondered what is it and why is it the only structure standing in the area, but decided to stay away from it because he felt something wrong when he gazed on it. </text:p>
      <text:p text:style-name="Standard"/>
      <text:p text:style-name="Standard">That night while sleeping he started to hear voices in his head, voices telling him strange things, things didn't even cross his mind in the past. </text:p>
      <text:p text:style-name="Standard"/>
      <text:p text:style-name="Standard">He woke up that night and and went back to the area and started hammering away at the monolith with a rock. After several hours of doing this without much progress, he went back to his estate, brought hundreds of workers with him and continued hammering at the massive stone. </text:p>
      <text:p text:style-name="Standard"/>
      <text:p text:style-name="Standard">Out of workers, he went to local towns and enslaved the men to continue his bidding. He felt his second in command was going to go behind his back, so he had him disposed of and thrown in the river.</text:p>
      <text:p text:style-name="Standard"/>
      <text:p text:style-name="Standard">This continued for months, with increasing obsessiveness from the workers and Malekev himself, barely stopping to eat or talk. </text:p>
      <text:p text:style-name="Standard"/>
      <text:p text:style-name="Standard">Finally, a crack appeared in the stone, the same time these men's sanity was finally broken. A massive explosion blew the monolith into pieces. The men who survived the explosion fought over the shards and ran away from the site, but never really experiencing peace after this. Somehow, another person would always steal the shard from the previous owner in brutal fashion. <text:s/></text:p>
      <text:p text:style-name="Standard"/>
      <text:p text:style-name="Standard">The expedition leader's fate remains unknown. All that we know is his name - Malekev – now dubbed “Malakev the first”. The first of man who knew greed, and thus, sin. </text:p>
      <text:p text:style-name="Standard"/>
      <text:p text:style-name="Standard">In regards to the story of Rolan, Malekev survived and became a dark creature himself. He is the evil lurking in the West.</text:p>
      <text:p text:style-name="Standard"/>
      <text:p text:style-name="Standard">Throughout his years kept unchecked, Malekev has grown quite strong, just a little below the strength of the Matron and the Outsider itself. He's also in direct opposition to both the Matron and the Outsider. He's happy that both of them are locked up because it allows him to enjoy relative freedom and live a life of quiet dominance in the West. He's not an active player for world dominance, atleast for now.</text:p>
      <text:p text:style-name="Standard"/>
      <text:p text:style-name="P4">In summary, their goals are: </text:p>
      <text:p text:style-name="P4"/>
      <text:p text:style-name="P4">The Matron - for the good of others</text:p>
      <text:p text:style-name="P4"><text:s/>The Outsider – for the destruction of the world</text:p>
      <text:p text:style-name="P4">Malekev - for the good of himself</text:p>
      <text:p text:style-name="Standard"/>
      <text:p text:style-name="P20"/>
      <text:p text:style-name="P4">II. DIVINE CRYSTALS, DEMON SHARDS, AND THE MONOLITH: </text:p>
      <text:p text:style-name="P2"/>
      <text:p text:style-name="P2"><text:span text:style-name="T1">Demon shards</text:span> are pieces of essence from the Outsider. They corrupt or influence the minds of the people that come into contact with them, atleast in the past. Nowadays people aren't even aware what it looks like and their effect is very minimal to none, maybe a stroke of bad luck, or a minor physical <text:soft-page-break/>weakness at worst. </text:p>
      <text:p text:style-name="P2"/>
      <text:p text:style-name="P2"><text:span text:style-name="T1">Divine Crystals</text:span> are the pieces of essence from the Matron. The Divine crystals is her countermeasure when the top half of the monolith was shattered - these crystals null the negative effects of the Outsider's Demon Shards. Nowadays, it's nulling effect is almost gone as well and <text:span text:style-name="T2">people forgot about what they are, and what they did in the past and have no inherent value apart from what the owners give to it – a family heirloom, a lucky trinket or a hefty paperweight. </text:span></text:p>
      <text:p text:style-name="P2"/>
      <text:p text:style-name="P2"><text:span text:style-name="T1">The Neutral Crystal</text:span> <text:span text:style-name="T2">is the Divine Matron's gift to mankind. It looks just like a Divine crystal but it doesn't have the effect of one. What it does is it allows a person to sacrifice his/her own life to bring back the body and spirit of another being in this plane. </text:span></text:p>
      <text:p text:style-name="P2"/>
      <text:p text:style-name="P3">The Monolith <text:span text:style-name="T2">is a black crystal tower that contains the Matron and the Outsider. Malekev shattered it in his thirst for power and everyone thought that it also destroyed the Matron and the Outsider that was trapped inside it. </text:span></text:p>
      <text:p text:style-name="P6"/>
      <text:p text:style-name="P6">No one knew that only the top half of the Monolith was destroyed and both beings are still trapped in the monolith underground. Another development is that throughout the years when the Outsider was imprisoned with the Matron in the monolith - an unprecedented effect happened – the Outsider grew in power from the void and started overtaking the monolith from within, sapping strength from the Matron who slowly entrophied because of the relative darkness. </text:p>
      <text:p text:style-name="P6"/>
      <text:p text:style-name="P6">Nobody has seen it except Malekev and the Dark Lord, and it's Lucius Sangria's personal hideout located underground. </text:p>
      <text:p text:style-name="P6"/>
      <text:p text:style-name="P6"/>
      <text:p text:style-name="P4">III. THE SHATTERING:</text:p>
      <text:p text:style-name="P4"/>
      <text:p text:style-name="P7">The event where Malekev destroyed the (top half of the) Monolith is now referred to by scholars as “The Shattering”. It cemented the idea in people's minds that the Matron and the Outsider were destroyed together with the Monolith that they were imprisoned in. </text:p>
      <text:p text:style-name="P7"/>
      <text:p text:style-name="P7">Thus the time of gods and gifts came to an end, and the time of men and hardships started. </text:p>
      <text:p text:style-name="P7"/>
      <text:p text:style-name="P7">On top of man's loss of the Matron's providence, the scattering of Divine crystals and Demon shards made life a lot harder for the world's inhabitants. </text:p>
      <text:p text:style-name="P7"/>
      <text:p text:style-name="P7">Demon shards spread illnesses, prevented crops from growing and made people unpleasant to deal with. Divine crystals were better, since they prevented the effects of the Demon shards, but as such, people fought over them. Chaos was prevalent throughout the world. </text:p>
      <text:p text:style-name="P7"/>
      <text:p text:style-name="P7">It was a transitional period that made the world what it is in the present – a world divided into nations.</text:p>
      <text:p text:style-name="P7"/>
      <text:p text:style-name="P7">Over time the Divine crystal and Demon shard's effects wore off. <text:s/>This part of history was forgotten and is never heard by people in the present.</text:p>
      <text:p text:style-name="P7"/>
      <text:p text:style-name="P3"/>
      <text:p text:style-name="P4">IV. ROLAN'S MISSION AND THE CRYSTALS' PATH:</text:p>
      <text:p text:style-name="P2"/>
      <text:p text:style-name="P2"><text:soft-page-break/>The people of the world's thinking is that the Dark Lord is dangerous and will conquer the whole world, given a chance. They don't know much about him, except that he's the East's leader. They also don't know that the Dark Lord is searching for the crystals, because it was all hidden in attacks so they thought he was just attacking certain villages. </text:p>
      <text:p text:style-name="P2"/>
      <text:p text:style-name="P2">Rolan's thinking before the final encounter with the Dark Lord is that the Dark Lord is collecting the crystals to gain the power of the monolith. So Rolan counters him and also collects the crystals to stop the Dark Lord's quest to get them all.</text:p>
      <text:p text:style-name="P2"/>
      <text:p text:style-name="P2">Lulu's thinking and the lie that Lucius fed to her before the final encounter is that he will be using the Neutral crystal to gain control of the monolith.</text:p>
      <text:p text:style-name="P2"/>
      <text:p text:style-name="P2">It isn't revealed that final encounter that there's only one crystal the Dark Lord was after, and at the end accidentally Rolan falls into the trap. Collecting all the non-Neutral crystals was just a set-up to convince the Sages to give the final most powerful crystal(Neutral) to a worthy person(Rolan) which Lulu then steals from him. He find out thru the Sages that the previous one he got is a fake, after completing the tower challenges Rolan gets the true Neutral crystal. </text:p>
      <text:p text:style-name="P2"/>
      <text:p text:style-name="P2">Now that the Dark Lord has all the crystals except the Neutral, Rolan's thinks he has to kill the Dark Lord and thus stopping him from using the crystals to take over the world. This will be his new mission. </text:p>
      <text:p text:style-name="P2"/>
      <text:p text:style-name="P2">But the Dark Lord's plans are actually different than what they thought it was. </text:p>
      <text:p text:style-name="P2"/>
      <text:list xml:id="list1573713435126546245" text:style-name="L1">
        <text:list-item>
          <text:p text:style-name="P48">The Dark Lord's plan for the neutral crystal isn't to conquer the world. Rather, he wants to <text:s/>awaken his lord, the Outsider whom he believes will be the one to take over the world and be it's one true ruler. <text:s/></text:p>
        </text:list-item>
        <text:list-item>
          <text:p text:style-name="P48">Rolan, by trying to find the Dark Lord's hideout(the monolith) and bringing the neutral crystal along with him in the hopes that it will help him stop the Dark Lord from conquering the world is actually delivering to the Dark Lord the very thing he needs – the real Neutral crystal. </text:p>
          <text:p text:style-name="P48"/>
        </text:list-item>
      </text:list>
      <text:p text:style-name="P2"/>
      <text:p text:style-name="P4">V. DIFFERENT SCALES OF BATTLES:</text:p>
      <text:p text:style-name="P5"/>
      <text:list xml:id="list8679562609687782806" text:style-name="L2">
        <text:list-item>
          <text:p text:style-name="P49">The one great threat – Between the Outsider, the Matron and Malekev the first</text:p>
        </text:list-item>
        <text:list-item>
          <text:p text:style-name="P49">Great wars – between nations and religions, war between the North and South</text:p>
        </text:list-item>
        <text:list-item>
          <text:p text:style-name="P49">Smaller skirmishes – between Harvest Lords and the Brotherhood of Nobility(Ilfraternity)</text:p>
        </text:list-item>
      </text:list>
      <text:p text:style-name="P5">Personal grudges – inter-character or inside the character themselves</text:p>
      <text:p text:style-name="P10"/>
      <text:p text:style-name="P11"/>
      <text:p text:style-name="P26">VI. CONTINENTS, NATIONS, CITIES AND TOWNS:</text:p>
      <text:p text:style-name="P23"/>
      <text:p text:style-name="P25">Each continent can contains 2-3 nations</text:p>
      <text:p text:style-name="P25">The Air temple and the underwater realm are nations not under any continent</text:p>
      <text:p text:style-name="P25">Each nation will have 3 cities – 1 capital city and 2 other</text:p>
      <text:p text:style-name="P25">Each city will contain 4 other areas to explore (towns, dungeons, inns, passes)</text:p>
      <text:p text:style-name="P25"/>
      <text:p text:style-name="P25">TOTAL OF 6 nations, 12 cities, 48 other areas to explore = 66 all in all</text:p>
      <text:p text:style-name="P25"/>
      <text:p text:style-name="P25"><text:soft-page-break/>**To compare, Chrono Trigger has 79 explorable places, including towns, dungeons, inns.**</text:p>
      <text:p text:style-name="P25"/>
      <text:p text:style-name="P22"><text:span text:style-name="T1">1. CONTINENTS: </text:span><text:s/>There are 2 continents:</text:p>
      <text:p text:style-name="P22"/>
      <text:p text:style-name="P22">a. The main continent – contains the North and East nations and the Spire</text:p>
      <text:p text:style-name="P22"/>
      <text:p text:style-name="P22">b. The secondary continent – contains the West and the South nations</text:p>
      <text:p text:style-name="P14"/>
      <text:p text:style-name="P14"/>
      <text:p text:style-name="P14"/>
      <text:p text:style-name="P25">2. NATIONS: </text:p>
      <text:p text:style-name="P26">A. SOUTH: </text:p>
      <text:p text:style-name="P26"/>
      <text:p text:style-name="P40">Main Story Relevance – <text:span text:style-name="T2">You start out in the south and is the first unlocked nation. </text:span></text:p>
      <text:p text:style-name="P38">Your romantic interest, Lulu, will first join you in this continent. The south will be the</text:p>
      <text:p text:style-name="P38"><text:s/>most explored nation and here you will try to curry a lot of political favors in order </text:p>
      <text:p text:style-name="P38">to obtain the crystals. This is also where the civil war between the Harvest Lords(farmers </text:p>
      <text:p text:style-name="P38">turned rulers) and the Ilfraternity(rulers turned bandits) will take place. </text:p>
      <text:p text:style-name="P23"/>
      <text:p text:style-name="P22"/>
      <text:list xml:id="list245941343775708326" text:style-name="L3">
        <text:list-header>
          <text:p text:style-name="P52">Visual Notes:</text:p>
        </text:list-header>
        <text:list-item>
          <text:p text:style-name="P68">Visually, the South is a rustic, yet elegant place. In it's rural areas we have beautiful treehouses and stunning natural formations. Going in it's cities, it shifts slightly to organic looking houses still elegantly intertwined with nature. It's architecture goes with the flow, they don't destroy what nature grows, rather they build around it to enhance it further. </text:p>
        </text:list-item>
        <text:list-item>
          <text:p text:style-name="P68">It's uses materials such as live trees and shrubs, wood, some metal. </text:p>
        </text:list-item>
        <text:list-item>
          <text:p text:style-name="P68">Reference – Farmville Mystical Groves</text:p>
          <text:p text:style-name="P68"/>
          <text:p text:style-name="P52">Divine Crystals or Shards:</text:p>
        </text:list-item>
        <text:list-item>
          <text:p text:style-name="P68">Divine crystal from your Forest town chief</text:p>
        </text:list-item>
        <text:list-item>
          <text:p text:style-name="P68">Divine crystal + a unique reward if you help the current king</text:p>
        </text:list-item>
        <text:list-item>
          <text:p text:style-name="P68">Divine crystal + a unique reward if you spare the past king</text:p>
          <text:p text:style-name="P68"/>
          <text:p text:style-name="P52">Capital City:</text:p>
        </text:list-item>
        <text:list-item>
          <text:p text:style-name="P68">Bredon</text:p>
          <text:p text:style-name="P62"/>
          <text:p text:style-name="P62">Current Ruler:</text:p>
        </text:list-item>
        <text:list-item>
          <text:p text:style-name="P80">Bosworth – The Harvest Ruler-turned-King of the South</text:p>
          <text:p text:style-name="P80"/>
          <text:p text:style-name="P97">Naming Conventions: </text:p>
        </text:list-item>
        <text:list-item>
          <text:p text:style-name="P102">Humble Old English names combined with fantasy sounding elements</text:p>
          <text:p text:style-name="P68"/>
          <text:p text:style-name="P52">Cultural Notes:</text:p>
        </text:list-item>
        <text:list-item>
          <text:p text:style-name="P68">The noblemen(Ilfraternity) are staging an uprising to regain their former power and glory. <text:s/>To regain what they lost. Both noblemen and farmers could try to get Rolan to help them out in the uprising. Which side you choose can reflect what bonuses/penalties you receive, but both have Divine crystals.</text:p>
        </text:list-item>
        <text:list-item>
          <text:p text:style-name="P110">The society's noblemen and the working class people, especially farmers, despise each other. </text:p>
        </text:list-item>
        <text:list-item>
          <text:p text:style-name="P110"><text:soft-page-break/>In the past, the noblemen were actually quite wealthy, as all noblemen should be. However, in this new world where crops are really hard to grow and food is an increasingly rare commodity, people began to realize how worthless the coin of these noblemen really are and how valuable farmers are. </text:p>
        </text:list-item>
        <text:list-item>
          <text:p text:style-name="P110">Currently, the social status has turned upside-down. Noblemen, most of them lacking experience in manual labor and hardships of a common descent, have fallen so far that a lot of them had become beggars, some of the ones trained with the sword became thieves. Farmers, on the other hand, has been treated very kindly the past century or so. They can prize their crop at a much higher rate than they used to, knowing that people will pay up eventually once their stomach rumbles in protest. They also now prefer the term “Harvest Lords” instead of the term “farmers”. </text:p>
          <text:p text:style-name="P110"/>
          <text:p text:style-name="P110">Not all farmers have grown dishonest though, a few still price their crops fairly, but most are forced to play by the standard price set by a group of bullying Harvest Lords, to keep their high prices so they all remain happy. </text:p>
          <text:p text:style-name="P110"/>
        </text:list-item>
      </text:list>
      <text:p text:style-name="P21"/>
      <text:p text:style-name="P25">Notable locations:</text:p>
      <text:p text:style-name="P25"/>
      <text:p text:style-name="P22"/>
      <text:list xml:id="list5422079784289451480" text:style-name="L4">
        <text:list-item>
          <text:p text:style-name="P69"><text:span text:style-name="T1">Forest town – </text:span>where Rolan grew up and the hometown of a Divine Crystal</text:p>
        </text:list-item>
        <text:list-item>
          <text:p text:style-name="P69"><text:span text:style-name="T1">Desert Oasis - <text:s/></text:span>The location after the forest town and before Bredon</text:p>
        </text:list-item>
        <text:list-item>
          <text:p text:style-name="P69"><text:span text:style-name="T1">Cenive - <text:s/></text:span>The unfaithful Harvest Lord and the battle between Rolan and one of the Dark Lord's generals</text:p>
        </text:list-item>
      </text:list>
      <text:p text:style-name="P22"/>
      <text:p text:style-name="P22"/>
      <text:list xml:id="list5312021376327494918" text:style-name="L5">
        <text:list-header>
          <text:p text:style-name="P59">---WEST DETOUR ---</text:p>
        </text:list-header>
      </text:list>
      <text:p text:style-name="P23"/>
      <text:p text:style-name="P40">Main Story Relevance - <text:s/><text:span text:style-name="T2">visiting some places just to get the feel of this nation, the majority of it </text:span></text:p>
      <text:p text:style-name="P40"><text:span text:style-name="T2">will still be locked and will be tackled on the finale of the 1</text:span><text:span text:style-name="T4">st</text:span><text:span text:style-name="T2"> half of the story</text:span></text:p>
      <text:p text:style-name="P38"/>
      <text:p text:style-name="P44">Quest :The frazzled historian <text:span text:style-name="T2">(from the South to the West)</text:span></text:p>
      <text:p text:style-name="P22"/>
      <text:p text:style-name="P22">Rolan and Lulu will encounter a historian in the South while searching for clues about the divine crystals and why does the Dark Lord want them. The historian tells them this is the perfect time as he is searching for clues about the Matron and the Outsider – the first time they will be mentioned in the story. The historian will need several books and scrolls that's contained in the mythical Library of Ages.</text:p>
      <text:p text:style-name="P22"/>
      <text:p text:style-name="P22">This is a quest where Rolan helps a historian find ancient texts about the Matron and the Outsider, and learning the story in the process. The player finds out where the divine crystal and the demon shards came from and what they do and make conclusions to what the Dark Lord's plan truly is – they will think the Dark Lord is after the Monolith's power. </text:p>
      <text:p text:style-name="P22"/>
      <text:p text:style-name="P25">The Faustian scrolls: </text:p>
      <text:p text:style-name="P22"/>
      <text:p text:style-name="P42">In the middle of your quest with the Frazzled Historian, Rolan and Lulu come across the "Faustian scrolls" at a gallery of curiosities run by ghosts(non-dungeon because Lulu can't enter dungeons). </text:p>
      <text:p text:style-name="P42"/>
      <text:p text:style-name="P42">An in-game cutscene will play after you pick up an obviously interactive book – the ghost assistant will <text:soft-page-break/>ask you to please return the book as it is a dangerous one – a book that gives power at the cost of losing control. Rolan apologizes and gets the book back. Lulu just says the “...” dialog. The ghost then tries to lead Rolan to the next room - “somewhere more of normal human interests”. They enter the door, then Lulu catches up and enters the door as well but with an obvious delay. In-game cutscene ends.</text:p>
      <text:p text:style-name="P42"/>
      <text:p text:style-name="P42">You can read a lot and explore a lot of items on these parts – a lot of curious objects and interesting stuff. </text:p>
      <text:p text:style-name="P42"/>
      <text:p text:style-name="P42">Before you set foot out of the main door though, the ghosts will scream “THIEVESSS!!” and will attack you. Rolan will try to communicate and say that he didn't take anything but the spirits just yell “THIEVES!” and attack you. You are then forced to fight back until they fly away.</text:p>
      <text:p text:style-name="P42"/>
      <text:p text:style-name="P42">Rolan wanders why did they suddenly attack since they did not steal anything. Lulu answers by saying they were probably planning on attacking them the whole time and this gift shop is just a facade to trap people. Rolan agrees and they leave. </text:p>
      <text:p text:style-name="P42"/>
      <text:p text:style-name="P42">Rolan doesn't know that Lulu secretly took the Faustian scrolls behind his back while he was being led to the other room.</text:p>
      <text:p text:style-name="P42"/>
      <text:p text:style-name="P42">Lulu uses the Faustian scrolls at the final battle, giving us an excuse to make them battle to the death for Lulu lost control because she used the scrolls. </text:p>
      <text:p text:style-name="P43"/>
      <text:p text:style-name="P44">The Library of Ages :</text:p>
      <text:p text:style-name="P42"/>
      <text:p text:style-name="P44"><text:span text:style-name="T2">A really huge library that you can enter only from an oasis. There are dangers secretly lurking inside. The majority of your search will come from this quest.</text:span> <text:span text:style-name="T2">Reference – The library from Legend of Aang</text:span></text:p>
      <text:p text:style-name="P38"/>
      <text:p text:style-name="P38">Pls see E. WEST – writeup for a more detailed description of the West Nation</text:p>
      <text:p text:style-name="P38"/>
      <text:p text:style-name="P25">Notable locations:</text:p>
      <text:p text:style-name="P25"/>
      <text:list xml:id="list7469016997145166286" text:style-name="L6">
        <text:list-item>
          <text:p text:style-name="P83">The library of ages</text:p>
        </text:list-item>
        <text:list-item>
          <text:p text:style-name="P83">Gallery of Curiosities</text:p>
        </text:list-item>
      </text:list>
      <text:p text:style-name="P23"/>
      <text:list xml:id="list33415984" text:continue-list="list5312021376327494918" text:style-name="L5">
        <text:list-header>
          <text:p text:style-name="P59">---EAST DETOUR ---</text:p>
        </text:list-header>
      </text:list>
      <text:p text:style-name="P15"/>
      <text:p text:style-name="P40">Main Story Relevance – <text:span text:style-name="T2">just like the West detour, just visiting some places to get the feel of it. One important quest is stopping a cult from trying to charge a Demon Shard using the souls of an entire town.</text:span></text:p>
      <text:p text:style-name="P39"/>
      <text:p text:style-name="P44">Quest: Power problems</text:p>
      <text:p text:style-name="P39"/>
      <text:p text:style-name="P42">Rolan gets rumors about a cult in the East that's worshiping a crystal. </text:p>
      <text:p text:style-name="P42"/>
      <text:p text:style-name="P42">Rolan and Lulu goes to the town and infiltrates, pretending to be new cult recruits. They talk to people and it turns out the cult doesn't have a Divine Crystal but a Demon Shard. It will also be revealed that the cult members are actually former members of the poor town. That's why the villagers are not doing anything about the cult. </text:p>
      <text:p text:style-name="P42"/>
      <text:p text:style-name="P42"><text:soft-page-break/>Further investigation reveals that this cult will be sacrificing an entire town to try and recharge the Demon shard and it's Rolan and Lulu's initiation test to try and get the 100 people in one place that night. They also tell you that they're doing this for the town – living so close to the Dark Lord's nation the East, an army could pass by and wipe them out at a whim. </text:p>
      <text:p text:style-name="P42"/>
      <text:p text:style-name="P42">Of course you refuse on the spot and battle them out. You eventually beat them. </text:p>
      <text:p text:style-name="P42"/>
      <text:p text:style-name="P42">Once the Demon shard is in Rolan's inventory it will give him penalties on his stats and he wouldn't be able to drop it. </text:p>
      <text:p text:style-name="P9"/>
      <text:p text:style-name="P2"><text:span text:style-name="T7">Side note</text:span><text:span text:style-name="T13"> – Rolan</text:span> will have a conversation where Lulu says that she can understand the cult's wanting for power. She sensed weakness in these people, the cult, the town. When you've weak, you'll do anything to be stronger and not get into a situation where you're at the mercy of someone else. This will foreshadow her willingness to use the Faustian scrolls to gain more power. </text:p>
      <text:p text:style-name="P2"/>
      <text:p text:style-name="P19"/>
      <text:p text:style-name="P39"/>
      <text:p text:style-name="P38">Pls see G. EAST – writeup for a more detailed description of the East Nation</text:p>
      <text:p text:style-name="P38"/>
      <text:list xml:id="list1945370232149635500" text:style-name="L7">
        <text:list-header>
          <text:p text:style-name="P53">Divine Crystals or Demon shards:</text:p>
        </text:list-header>
        <text:list-item>
          <text:p text:style-name="P70">Demon shard from the cult </text:p>
        </text:list-item>
      </text:list>
      <text:p text:style-name="P42"/>
      <text:p text:style-name="P42"/>
      <text:p text:style-name="P42"/>
      <text:p text:style-name="P14"/>
      <text:p text:style-name="P26">B. NORTH</text:p>
      <text:p text:style-name="P26"/>
      <text:p text:style-name="P40">Main Story Relevance – <text:span text:style-name="T2">Rolan discovers Prometheus' favor – the fire that could possibly destroy the Demon shard. Rolan accidentally stumbles in the fire – destroying the Demon shard and granting Rolan the power to permanently destroy constantly respawning enemies. The North will be </text:span></text:p>
      <text:p text:style-name="P38">attacked by an army that appears to be the West and will be utterly destroyed because of the </text:p>
      <text:p text:style-name="P38">betrayal of one of their own.</text:p>
      <text:p text:style-name="P22"/>
      <text:list xml:id="list1482569899538486397" text:style-name="L8">
        <text:list-header>
          <text:p text:style-name="P54">Visual Notes:</text:p>
        </text:list-header>
        <text:list-item>
          <text:p text:style-name="P107">Visually, the North … </text:p>
        </text:list-item>
        <text:list-item>
          <text:p text:style-name="P107">It uses materials such as... </text:p>
        </text:list-item>
        <text:list-item>
          <text:p text:style-name="P107">Reference - </text:p>
          <text:p text:style-name="P107"/>
          <text:p text:style-name="P54">Divine Crystals or Demon shards:</text:p>
        </text:list-item>
        <text:list-item>
          <text:p text:style-name="P71">Divine crystal – The crystal displayed inside the chief's house, found by his ancestors. It's a family heirloom. He gives it to Rolan after the hunting accident where Rolan saves his life. </text:p>
          <text:p text:style-name="P71"/>
          <text:p text:style-name="P54">Capital City:</text:p>
        </text:list-item>
        <text:list-item>
          <text:p text:style-name="P71">Frostfjord </text:p>
          <text:p text:style-name="P63"/>
          <text:p text:style-name="P63">Current Ruler:</text:p>
        </text:list-item>
        <text:list-item>
          <text:p text:style-name="P63"><text:span text:style-name="T2">Eldvard </text:span>– <text:span text:style-name="T2">The King of the North</text:span></text:p>
          <text:p text:style-name="P81"/>
          <text:p text:style-name="P98"><text:soft-page-break/>Naming Conventions: </text:p>
        </text:list-item>
        <text:list-item>
          <text:p text:style-name="P103">Norse/Swedish/fantasy elements, somewhat hard-sounding yet a bit elegant as well</text:p>
          <text:p text:style-name="P63"/>
          <text:p text:style-name="P63">Cultural Notes:</text:p>
        </text:list-item>
        <text:list-item>
          <text:p text:style-name="P71">A supposedly Barbarian nation, labeled by the noblemen in the past. The other people of the continents know very little about this nation except that they're fierce warriors with a host of mysterious abilities and have strange customs.</text:p>
        </text:list-item>
        <text:list-item>
          <text:p text:style-name="P71">They're the only nation that wasn't under the protection of the Matron when she was still in the world not because of animosity or conflict, but because the Northerners already have an even older figure of worship – Prometheus the fire giver, or more specifically, the first fire that Prometheus has given to man. The northerners are content with that gift, and they realize that fire is all that Prometheus will give to them. They are also aware that the other countries don't worship anything.</text:p>
        </text:list-item>
        <text:list-item>
          <text:p text:style-name="P71">The northern environment is very harsh, crops can't grow because of snow, hailstorms fall once in a while and travel is really hard. It is the one nation that is virtually unaffected by the shattering of the Monolith because it was unforgiving ever since. Northerners consider this hardship as a blessing, a way to appreciate the gift of the first fire and a way to make themselves stronger than the previously Divine-protected other nations. </text:p>
        </text:list-item>
        <text:list-item>
          <text:p text:style-name="P85">The people in the north have black patterns on their faces/bodies - a sign that they passed through the purifying trial - walking through Prometheus' favor - proving they are free of evil</text:p>
        </text:list-item>
        <text:list-item>
          <text:p text:style-name="P85">"...of the black" – refers to the Northerners </text:p>
        </text:list-item>
        <text:list-item>
          <text:p text:style-name="P85">Snowstain – an offensive slang used to belittle Northerners, implying that with their black marks from the purifying ritual, they stain the white snow</text:p>
          <text:p text:style-name="P86"/>
        </text:list-item>
      </text:list>
      <text:p text:style-name="P20"/>
      <text:p text:style-name="P24">WHAT WILL HAPPEN: CULLING OF THE NORTH</text:p>
      <text:p text:style-name="P20"/>
      <text:p text:style-name="P20">There's a quest that requires Rolan to steal a Demon shard from a cult that plans to do something nefarious with it. After getting the shard and putting it in your inventory, you'll find it's abilities are: -5 to all attributes and greater chance of encountering epic-level bosses, making the escape harder than you thought it would be. </text:p>
      <text:p text:style-name="P20"/>
      <text:p text:style-name="P20">You can't drop the shard once it's in your possession, every attempt would make Rolan say "I can't drop this crystal here, it's too dangerous. Must destroy it in a place where it can't be recovered."</text:p>
      <text:p text:style-name="P20"/>
      <text:p text:style-name="P20">Before this quest, you'll encounter rumors of an everlasting funeral pyre in the north. A sacred ceremonial fire that the people use to burn their dead, gain exceptional abilities and keep their town square warm. Rumor has it that the Northerners use this fire to burn evil that normally cannot be slain. </text:p>
      <text:p text:style-name="P20"/>
      <text:p text:style-name="P20">The pyre's name is "Prometheus' favor" - the fire that consumes all evil and bless the righteous.</text:p>
      <text:p text:style-name="P20"/>
      <text:p text:style-name="P20">So after acquiring the Demon shard, you'll find that Rolan's only path is going towards the north. </text:p>
      <text:p text:style-name="P20"/>
      <text:p text:style-name="P20">Rolan will arrive in the town square, in front of Prometheus' favor. You come near, feeling something in the fire, a hope. But then, warriors arrive, sensing the evil in you, specifically, the evil in the Demon shard that you carry. You try to explain but they wouldn't listen. They will defeat you eventually, because of your weakened stats by the Demon shard's penalty. After your defeat, they lunge at you with spears but you trip backward and fall in the fire. </text:p>
      <text:p text:style-name="P20"><text:soft-page-break/></text:p>
      <text:p text:style-name="P20">A burning effect happens in screen, you arrive through the other side of the fire still burning, but standing. The flames die out and all that's left is your normal self, surprisingly unscathed. An in-game notice informs you that the Demon shard's out of your inventory and is successfully destroyed. </text:p>
      <text:p text:style-name="P20"/>
      <text:p text:style-name="P20">A striking figure comes out of the group of Northerners, he has an odd black tattoo on his face, and a flaming mantle is draped from his shoulders to his back. The other warriors clutches your hands and prevent your from moving. He raises a peculiar blade and slashes down, much to your horror. Yet, only your shirt was torn, revealing a black tattoo on your body similar to the markings of the group's leader.</text:p>
      <text:p text:style-name="P20"/>
      <text:p text:style-name="P20">He looks at you in the eye and clutches your shoulder in a firm, yet unhostile manner. After a moment of silence, he finally speaks a single word - “Brother.” There were gasps of protest, or horror and some of joy, but everyone made a noise. </text:p>
      <text:p text:style-name="P20"/>
      <text:p text:style-name="P20">A servant explains what just happened – you accidentally went through a trial of fire and was found worthy by Prometheus' favor. The chief asks you what happened to the evil that you carried inside you or is this a total change of heart that happened. You explain that it was the Demon shard that they felt but you think it was already burned by the fire, for some reason. The chief nodded in understanding and explained to you what this fire is, and as he explains, you realize this is the fire you were looking for. And in addition, he also explains that you have now gained the blessing of Prometheus and have access to the ability – to permanently destroy constantly respawning opponents like zombies.</text:p>
      <text:p text:style-name="P20"/>
      <text:p text:style-name="P20">While all of the Northerners have warmly welcomed you as their own after you've been blessed by the fire, a lone warrior named Aksel has resisted your presence and is trying his best to make your life miserable while you're living in town. You find out through stories that his brother, Emil, recently perished while undergoing through the purifying trial, marking his brother as “Emil the unworthy”</text:p>
      <text:p text:style-name="P20"/>
      <text:p text:style-name="P20">Aksel is constantly complaining about why an outsider was allowed to take the trial and this outsider must have done something, a cheat or an illusion to pass through the fire unscathed unlike his pureblooded Northerner brother. </text:p>
      <text:p text:style-name="P20"/>
      <text:p text:style-name="P20">Some conflict will arise between you, Aksel and the Northerner king – Eldvard. Aksel will try his best to promote Xenophobia towards you, the first outsider who gained the favor. Your mission is to work through this and do favors for the leader in order for you to gain the Divine crystal he has. </text:p>
      <text:p text:style-name="P20"/>
      <text:p text:style-name="P20">After your final mission on this nation, you will be hunting with Eldvard in the snowstorm, as a sign of friendship. You will get in trouble and be surrounded by strong, wild creatures. You will save Eldvard's life, earning his trust and finally giving him the reason to reward the Divine crystal to you. </text:p>
      <text:p text:style-name="P20"/>
      <text:p text:style-name="P20">Aksel overhears this and try to turn the tables by telling the people that it is you who actually commanded the animals to attack Eldvard. The leader disproves this by mentioning that you actually got really wounded in the battle as well. Enraged and unbelieving, Aksel leaves the town shouting that they will regret believing in Rolan. </text:p>
      <text:p text:style-name="P20"/>
      <text:p text:style-name="P20">Eldvard, still badly wounded, gives you a key and directions on where to find the Divine crystal – he moved it away from his house because he had a suspicion that someone is trying to steal it(Aksel). After you get it and get back to town, you'll find the main city in the North already besieged by the enemies. They came through the main gate, that can only be opened inside. You have a lingering suspicion that it's Aksel who betrayed his people out of hatred for you. </text:p>
      <text:p text:style-name="P20"><text:soft-page-break/></text:p>
      <text:p text:style-name="P20">The Northerners will have their vengeance to Aksel – see the start of the final battle writeup. </text:p>
      <text:p text:style-name="P20"/>
      <text:p text:style-name="P24">CREATION TO DESTRUCTION– The Hammer's Secrets:</text:p>
      <text:p text:style-name="P20"/>
      <text:p text:style-name="P20">Rolan will encounter an amnesiac craftsman in a secluded part of the North. </text:p>
      <text:p text:style-name="P20"/>
      <text:p text:style-name="P20">His quest is basically finding items for that man. items that he cannot explain the origins but he knows he made them.</text:p>
      <text:p text:style-name="P20"/>
      <text:p text:style-name="P20">Every single item he gives back brings the man's memory back. Once Rolan gets back to give the final item requested by the old man, an in-game cutscene plays where he finds that the man is being attacked by wild creatures and as Rolan uses his hammer and the old man sees it. After he sees the hammer, he recognizes it as the final thing he made.</text:p>
      <text:p text:style-name="P20"/>
      <text:p text:style-name="P20">He tells the backstory that when he was a young craftsman in a village full of blacksmiths, he liked to make cool, useful stuff. Although people urged him to make weapons because it's more profitable, he never made them and instead focused on tools that could help men instead of kill them. </text:p>
      <text:p text:style-name="P20"/>
      <text:p text:style-name="P20">One day, he found a very unique piece of <text:s/>material(Divine crystal) and made it into the hammer. Several days after he made the hammer, an army passed by their tribe and once they discovered they make weapons, they forcefully got every single one of them, including the hammer. The army used it for battle and found out the hammer's immense ability to destroy. It allowed them to win the battle with relative ease. </text:p>
      <text:p text:style-name="P20"/>
      <text:p text:style-name="P20">They asked the young craftsman to make more of the hammer but he refused to do so, saying that the material he used was one of a kind and that he doesn't make weapons. Frustrated by the refusal, the army captain killed the people in the town and destroyed their homes to keep the secret so only one hammer is made.</text:p>
      <text:p text:style-name="P20"/>
      <text:p text:style-name="P20">Through the shock of events, the craftsman lost his memory. He never intended the hammer as a weapon, but a tool of creation.</text:p>
      <text:p text:style-name="P20"/>
      <text:p text:style-name="P20">Now he saw the weapon was used to create instead of destroying, he realizes that he did not create a tool of destruction after all. He just created a tool, period. It will ultimately depend on the person wielding it if it will be used to create or destroy. </text:p>
      <text:p text:style-name="P20"/>
      <text:p text:style-name="P20">The craftsman give thanks to Rolan and Lulu and he will now be an NPC where he can answer questions in regards to the hammer. One question he can<text:span text:style-name="T11"> </text:span><text:span text:style-name="T8">explain to Rolan as to why he can't just transform anything but only specific objects using the hammer</text:span><text:span text:style-name="T10">- The reason is that the object itself must be willing and ready to grow and transform.</text:span></text:p>
      <text:p text:style-name="P20"/>
      <text:p text:style-name="P25">Notable locations:</text:p>
      <text:p text:style-name="P24"/>
      <text:list xml:id="list5237777426459225390" text:style-name="L9">
        <text:list-item>
          <text:p text:style-name="P87"><text:span text:style-name="T1">Prometheus's favor</text:span> – the fire that will destroy the Demon shard, thus removing it's negative penalties on you. Will also grant you the power to permanently destroy respawning enemies like zombies.</text:p>
        </text:list-item>
        <text:list-item>
          <text:p text:style-name="P60">Gates of Ingjald - <text:span text:style-name="T2">the gate that Aksel will open on the night of his betrayal, leading to his people's fall.</text:span></text:p>
        </text:list-item>
      </text:list>
      <text:p text:style-name="P21"><text:soft-page-break/></text:p>
      <text:p text:style-name="P26">C. AIR TEMPLE</text:p>
      <text:p text:style-name="P11"/>
      <text:p text:style-name="P40">Main Story Relevance – <text:span text:style-name="T2">Rolan finding a Divine crystal and a sword mode – cloudform - that</text:span></text:p>
      <text:p text:style-name="P38">could help disarm but not kill in the battle in the west</text:p>
      <text:p text:style-name="P38"/>
      <text:list xml:id="list33401236" text:continue-list="list1945370232149635500" text:style-name="L7">
        <text:list-header>
          <text:p text:style-name="P88">Visual Notes:</text:p>
        </text:list-header>
        <text:list-item>
          <text:p text:style-name="P104">Visually, the air temple is a location full of asian inspired alchemist labs. </text:p>
        </text:list-item>
        <text:list-item>
          <text:p text:style-name="P104">It uses materials such as...</text:p>
        </text:list-item>
        <text:list-item>
          <text:p text:style-name="P104">Reference – Mongolian houses</text:p>
          <text:p text:style-name="P104"/>
          <text:p text:style-name="P53">Divine Crystals or Demon shards:</text:p>
        </text:list-item>
        <text:list-item>
          <text:p text:style-name="P70">Divine crystal (location TBD)</text:p>
          <text:p text:style-name="P70"/>
          <text:p text:style-name="P64">Capital City:</text:p>
        </text:list-item>
        <text:list-item>
          <text:p text:style-name="P82">Sonh Vyet</text:p>
          <text:p text:style-name="P64"/>
          <text:p text:style-name="P64">Current Ruler: </text:p>
        </text:list-item>
        <text:list-item>
          <text:p text:style-name="P90">The West doesn't have a government, they're more of a community where everybody is treated equally. The closest thing to a leader or an authoritative figure is Goyo - an old disfigured man who cares deeply for this community but despises the people living in the main continents. <text:s/></text:p>
          <text:p text:style-name="P90"/>
          <text:p text:style-name="P99">Naming Conventions: </text:p>
        </text:list-item>
        <text:list-item>
          <text:p text:style-name="P104">Names for people/places/things could have a Thai influence to it, a bit exotic sounding as this is a community for outcasts. One method is to use Thai sounding words, but add an extra consonant to make it more foreign – example – Tom Yum is a spicy noodle soup, add extra consonants to make it Mtom Yumh, something like that.</text:p>
          <text:p text:style-name="P104"/>
          <text:p text:style-name="P88">Cultural Notes:</text:p>
        </text:list-item>
        <text:list-item>
          <text:p text:style-name="P91">The air temple is a place for outcasts and misfits. Living in an air temple away from the masses is a form of quarantine given to them by the noblemen for being different or sick. But these people have discovered that being sentenced to the air temple is actually a blessing. Everyone is working together to live peacefully and have a self-sustaining life away from the judgmental people below.</text:p>
        </text:list-item>
      </text:list>
      <text:p text:style-name="P18"/>
      <text:p text:style-name="P23"><text:span text:style-name="T1">WHAT WILL HAPPEN: </text:span>After the desolation of the North, you will go to the Air Temple and continue your journey to find the crystals. When you go back down, you will find that a temporary alliance of nations(south, air temple, underwater, remaining northerners, except the east) are staging a retaliation against the West – the nation that attacked head-on another nation.</text:p>
      <text:p text:style-name="P26"/>
      <text:p text:style-name="P23">Rolan and Lulu enlists as soldiers because they believe the Dark Lord plays a part in this.</text:p>
      <text:p text:style-name="P15"/>
      <text:p text:style-name="P15"/>
      <text:p text:style-name="P23"/>
      <text:p text:style-name="P26">D. THE SPIRE PART ONE</text:p>
      <text:p text:style-name="P15"/>
      <text:p text:style-name="P40">Main Story Relevance – <text:span text:style-name="T2">Rolan attempts to acquire the Neutral crystal, which he thought is a weapon that could make a big difference in the upcoming battle in the West. He gets it without trouble.</text:span></text:p>
      <text:p text:style-name="P40"><text:soft-page-break/></text:p>
      <text:list xml:id="list5297933447176052004" text:style-name="L10">
        <text:list-header>
          <text:p text:style-name="P55">Visual Notes:</text:p>
        </text:list-header>
        <text:list-item>
          <text:p text:style-name="P105">Visually, the spire... </text:p>
        </text:list-item>
        <text:list-item>
          <text:p text:style-name="P105">It uses materials such as...</text:p>
        </text:list-item>
        <text:list-item>
          <text:p text:style-name="P105">Reference – </text:p>
          <text:p text:style-name="P105"/>
          <text:p text:style-name="P55">Divine Crystals or Demon shards:</text:p>
        </text:list-item>
        <text:list-item>
          <text:p text:style-name="P72">Neutral crystal</text:p>
          <text:p text:style-name="P72"/>
          <text:p text:style-name="P55">Capital City:</text:p>
        </text:list-item>
        <text:list-item>
          <text:p text:style-name="P72">none, it's the smallest nation since it's only a structure.</text:p>
          <text:p text:style-name="P65"/>
          <text:p text:style-name="P65">Current Ruler: </text:p>
        </text:list-item>
        <text:list-item>
          <text:p text:style-name="P92">The Sage's “Grand Dame” is the young but saintly Ophelia. Always accompanying her are her two trusted advisors, the strict mature woman named Eloise, and the charming Aleigra. </text:p>
          <text:p text:style-name="P92"/>
          <text:p text:style-name="P100">Naming conventions: </text:p>
        </text:list-item>
        <text:list-item>
          <text:p text:style-name="P105">Very classy, feminine sounding medieval names</text:p>
          <text:p text:style-name="P105"/>
          <text:p text:style-name="P55">Cultural Notes:</text:p>
        </text:list-item>
        <text:list-item>
          <text:p text:style-name="P72">The world's center located in the main continent. A shining beacon in the sky that connects various parts of the game together, and can have various exits to different areas. Home to the Sages and the holy people of the land.</text:p>
          <text:p text:style-name="P72"/>
        </text:list-item>
      </text:list>
      <text:p text:style-name="P22"/>
      <text:list xml:id="list4253921223280961068" text:style-name="L11">
        <text:list-item>
          <text:p text:style-name="P56">The spire itself </text:p>
        </text:list-item>
        <text:list-item>
          <text:p text:style-name="P56">Constance's passage - <text:s/>*NSFW side joke that I thought is more funny because it's located in a holy land and nobody remembers why is it named that way. We could have an old NPC tell the history behind the name if you want to* </text:p>
          <text:p text:style-name="P56"/>
          <text:p text:style-name="P73">Named after the a bar wench, Constance, who goes home with a different man every night. She was known as a woman who shared her “passage” to everyone. In game, this passage's purpose is to be the center of most locations in the world, therefore allowing you to skip to most places from here, as opposed to traveling by foot. </text:p>
        </text:list-item>
      </text:list>
      <text:p text:style-name="P22"/>
      <text:p text:style-name="P23"/>
      <text:p text:style-name="P26">INTERLUDE: DEMONS</text:p>
      <text:p text:style-name="P23"/>
      <text:list xml:id="list2512163107125155126" text:style-name="L12">
        <text:list-header>
          <text:p text:style-name="P95">*Tone – Full range – from action to drama*</text:p>
        </text:list-header>
      </text:list>
      <text:p text:style-name="P32"/>
      <text:p text:style-name="P31">You will arrive in a decimated town and find out it's been recently attacked by three mysterious people. Lulu doesn't want to take on this mission at first because they might not make it in time to the battle of the West, but once she heard about the abilities of the criminals, she suddenly acted weird and eager to learn more. Through a lot of asking around, you will find out that they're the Demons of Eth Sin – previously incarcerated on the legendary Northern prison Kjelblock</text:p>
      <text:p text:style-name="P31"/>
      <text:p text:style-name="P31">Lulu will then disappear. You investigate further and realize that these three escaped convicts are the ones that killed the parents of Lulu and destroyed her town <text:s/>Your mission then transitions to stop her <text:soft-page-break/>from killing them, but then Lulu asks what would you do if you are in her position and it's the Dark Lord you're after? This is also the start of Lulu revealing her darker side. </text:p>
      <text:p text:style-name="P20"/>
      <text:p text:style-name="P20">Lulu will show a hateful side where she directly speaks to Rolan that “he's so full of himself” and “self-righteous”, trying to stop her from taking revenge and killing the men while he's planning to do the same thing to the Dark Lord. </text:p>
      <text:p text:style-name="P20"/>
      <text:p text:style-name="P25">The Backstory – Asking for Help:</text:p>
      <text:p text:style-name="P25"/>
      <text:p text:style-name="P22">Lulu lived halfway between the East and the North in an independent portion of the world named Fairacre.</text:p>
      <text:p text:style-name="P22"/>
      <text:p text:style-name="P22">It was a warm, generous town. Their town was doing especially well but just after her 6<text:span text:style-name="T3">th</text:span> birthday, an especially wicked streak of bad luck came down on them. Their crops wouldn't grow, their livestocks died for no particular reason. </text:p>
      <text:p text:style-name="P22"/>
      <text:p text:style-name="P22">It all culminated when both of her parents came down with a strange sickness. Nobody in the town could help them as they have no medicines or food themselves. Lulu was about to go out when her father stopped her and assumed she's going out to ask for help again. He then says to her - “When you ask for help, you lose pride. Once you lose pride, you're on to a path of begging your whole life and being at the mercy of other people.” </text:p>
      <text:p text:style-name="P22"/>
      <text:p text:style-name="P22">Lulu stubbornly goes out anyway and comes across three strange men. He asks for their help and they seem surprised that another person is in this place. They ask her if there's a town nearby, she leads them to her town and asks if they have any food or medicine. Turns out the three men are the notorious “Demons of Eth Sin.” - three deranged men from the extinct tribe of Eth Sin who are declaring a war on the North by themselves. They mention to Lulu that they were lucky they ran across her as they are running low on supplies en route to the North. They then proceeded to pillage and kill across Fairacre. </text:p>
      <text:p text:style-name="P45"/>
      <text:p text:style-name="P24">The encounter:</text:p>
      <text:p text:style-name="P24"/>
      <text:p text:style-name="P20">After you discover these clues, Rolan catches up to her, already in battle with the three. </text:p>
      <text:p text:style-name="P20"/>
      <text:list xml:id="list5153893442873848959" text:style-name="L13">
        <text:list-item>
          <text:p text:style-name="P61">Hissho the Shadow –<text:span text:style-name="T2"> The leader and overall tactician. His ability is commanding your own shadow to attack you whenever you try to do special attacks or use items, thus interrupting you and canceling the action. It's only 40% accurate though.</text:span></text:p>
        </text:list-item>
        <text:list-item>
          <text:p text:style-name="P61">Nen of the Bloodstained Fist – <text:span text:style-name="T2">A very agile and violent monk that has a high dodge and counterattack rate. </text:span></text:p>
        </text:list-item>
        <text:list-item>
          <text:p text:style-name="P61">Mangu the Ox –<text:span text:style-name="T2"> A huge bulky man from the Mountains that will protect Hissho from attacks by pushing you back whenever you try to come near him and blocking every attack you throw at Hissho with his own body. He will have really high HP that's almost impossible to whittle down at stage 1. </text:span></text:p>
        </text:list-item>
      </text:list>
      <text:p text:style-name="P21"/>
      <text:p text:style-name="P24">Stage 1 - <text:span text:style-name="T2">At the start of the battle, Nen and Mangu are the only ones you can attack. Nen is in the battlefront with Mangu behind him and Hissho further behind Mangu.</text:span></text:p>
      <text:p text:style-name="P21"/>
      <text:p text:style-name="P24"><text:span text:style-name="T2">Defeating Nen is the top priority at this stage since he's the only one that's attacking you full on. Hissho will only use your own shadow to interrupt you whenever you try to use special attacks and use items. <text:s/>Mangu will only defend Hissho by using his own body to absorb the attack and his HP pool is really </text:span><text:soft-page-break/><text:span text:style-name="T2">high. </text:span></text:p>
      <text:p text:style-name="P21"/>
      <text:p text:style-name="P21">The challenge here is how to defeat Nen with his high dodge rate and counterattacks. You can't use too much special attacks and items because of Hissho's shadow interrupts. The two ways to go about it are: </text:p>
      <text:p text:style-name="P21"/>
      <text:p text:style-name="P21">a. You can just spam Nen with normal attacks and hope he doesn't dodge and counterattack many of them – This method is the more straightforward one, and will allow you to focus your efforts on only Nen since Hisso will not attack if you're not using special abilities. The drawback is that you will probably take a lot of damage from Nen's counterattacks.</text:p>
      <text:p text:style-name="P21"/>
      <text:p text:style-name="P21">b. If you want to end this quickly, you can take the risk of using special abilities, which Nen can't dodge and counterattack to. However, Hisso will use your shadow to counterattack and try to interrupt you from doing so. The trick is to use high-powered special attacks so even if only one out of special attacks doesn't get interrupted, you will deal massive damage to Nen. </text:p>
      <text:p text:style-name="P21"/>
      <text:p text:style-name="P24">Important note – <text:span text:style-name="T2">Nen's dodge and counterattack rate from normal attacks is 60%. Hisso's ability to interrupt your special attacks by using your shadow has a success rate of only 40%. </text:span></text:p>
      <text:p text:style-name="P21"/>
      <text:p text:style-name="P24">Stage 2 <text:span text:style-name="T2">– Once you defeat Nen, Mangu will be enraged and will use charging attacks to knock you down. Now you will also be able to attack Hisso without his cover. Hisso will have a shadow shield skill and a high-damage attack where he orders your own shadow to strangle you but it has a long charging time so you can interrupt him. This battle is fairly straightforward. </text:span></text:p>
      <text:p text:style-name="P21"/>
      <text:p text:style-name="P20">After you defeat the three, an in-game cutscene plays where Lulu is about to kill the three. </text:p>
      <text:p text:style-name="P20"/>
      <text:p text:style-name="P22">Rolan will try convincing her by saying “It's not about them being animals, it's about you being human.”</text:p>
      <text:p text:style-name="P22"/>
      <text:p text:style-name="P22">Lulu takes a moment to take a deep breath and kills the Demons of Eth Sin in front of Rolan.</text:p>
      <text:p text:style-name="P22"/>
      <text:p text:style-name="P14"/>
      <text:p text:style-name="P26">E. WEST</text:p>
      <text:p text:style-name="P26"/>
      <text:p text:style-name="P40">Main Story Relevance – The main setpiece for the finale of the first half of the game. <text:span text:style-name="T2">The Dark Lord secretly frames the West for the attack on the North that destroyed the nation. Left without a choice, Malekev reveals himself and take on the alliance head-on, with the possessed citizens on his side. </text:span></text:p>
      <text:p text:style-name="P38">You will not have the power to defeat Malekev, but the Dark Lord himself will finish Malekev off. </text:p>
      <text:p text:style-name="P38">Lulu will also reveal her allegiance to the Dark Lord by attacking you and getting all the </text:p>
      <text:p text:style-name="P38">Divine crystals.</text:p>
      <text:p text:style-name="P11"/>
      <text:p text:style-name="P38">To reiterate, the temporary alliance that will attack the West is composed of:</text:p>
      <text:p text:style-name="P38">South, Air Temple, Underwater, the Northerners that escaped, the East didn't join.</text:p>
      <text:p text:style-name="P40"><text:s/><text:span text:style-name="T2">Before they attack they made sure the Dark Lord has no plans of attacking while they're away, </text:span></text:p>
      <text:p text:style-name="P38">they surround the road from the East with half their men.</text:p>
      <text:p text:style-name="P15"/>
      <text:p text:style-name="P22"/>
      <text:list xml:id="list3383277301652589787" text:style-name="L14">
        <text:list-header>
          <text:p text:style-name="P57">Visual Notes:</text:p>
        </text:list-header>
        <text:list-item>
          <text:p text:style-name="P74">Visually, the West is a place the symbolizes solidity, order and cleanliness. It's walls are made of marble, lined with runes that remind people of the laws and the codex of the righteous. Intricate <text:soft-page-break/>banners are also seen in a lot of places here. However, this doesn't mean this place isn't beautiful. It contains parks and town squares composed of <text:s/>angular lines and circles.</text:p>
        </text:list-item>
        <text:list-item>
          <text:p text:style-name="P74">Architectural materials are mostly marble, stone and metal. Wood and other organic or flimsy materials are not seen often. </text:p>
        </text:list-item>
        <text:list-item>
          <text:p text:style-name="P74">References - Think something like crop circles or minotaur labyrinth formations (Other obscure reference - azorius in magic the gathering). </text:p>
          <text:p text:style-name="P74"/>
          <text:p text:style-name="P57">Divine Crystals or Demon Shards:</text:p>
        </text:list-item>
        <text:list-item>
          <text:p text:style-name="P74">With the ongoing war, your quest to collect Divine crystals will stop for a while until Malekev is defeated. </text:p>
          <text:p text:style-name="P74"/>
          <text:p text:style-name="P57">Capital City:</text:p>
        </text:list-item>
        <text:list-item>
          <text:p text:style-name="P74">The Block</text:p>
          <text:p text:style-name="P66"/>
          <text:p text:style-name="P66">Current Ruler: </text:p>
        </text:list-item>
        <text:list-item>
          <text:p text:style-name="P93">Malekev is the actual ruler hiding beneath government puppets. His main servants are the Prime Magistrates – direct descendants of the three heroes who “defeated” Malekev in the past. (like school mages in kill la kill, or old men and oracle in 300)</text:p>
          <text:p text:style-name="P93"/>
          <text:p text:style-name="P89">Naming conventions: </text:p>
        </text:list-item>
        <text:list-item>
          <text:p text:style-name="P93">Their naming culture is very simplistic and usually correlates to an object – Their capital city is called “The Block”, their training grounds are called “The Sifter”(because the grinder is “too barbaric” they say) and their smithy is called “The Hammer”</text:p>
          <text:p text:style-name="P93"/>
          <text:p text:style-name="P57">Cultural Notes:</text:p>
        </text:list-item>
        <text:list-item>
          <text:p text:style-name="P74">A secluded nation that goes to extreme lengths not to interact with other nations. No one knows Malekev the first still live and rules this land behind government puppets. This nation is a huge threat to the Dark Lord's plans of summoning the Outsider. </text:p>
        </text:list-item>
        <text:list-item>
          <text:p text:style-name="P74">An upright patriotic land, with no crime because of zero tolerance. with very strict laws, based on the perfect judgement of the Prime Magistrates</text:p>
        </text:list-item>
        <text:list-item>
          <text:p text:style-name="P74">Very systematic and orderly - The nation is so orderly that people are actually ranked by number – according to their strength, usefulness and obedience. They're grouped by their digits – singles, doubles, triples, and the hopefuls.</text:p>
        </text:list-item>
        <text:list-item>
          <text:p text:style-name="P74">They may appear very strict, and they are, but they are not heartless, far from it. They are just highly innocent, taught a doctrine in their youth that they have to obey. They're really adorable people once you get past the tough, traditional facade.</text:p>
        </text:list-item>
        <text:list-item>
          <text:p text:style-name="P74">Due to this “stiffness” in values and conduct, they act a bit comical when put in situations they're not used to – (e.g. Lulu swims in a bikini – the people, especially the men, try to act scandalized while blushing to death and their wives pulling them by the ears. </text:p>
          <text:p text:style-name="P74"/>
          <text:p text:style-name="P74">“Arrest her!” </text:p>
          <text:p text:style-name="P74">“We don't know what to charge this vixen! The highest charge we have for indecency is for wearing short pants.”</text:p>
          <text:p text:style-name="P74">“This town has never seen a woman scandalous enough to get down to her underwear and bathe in the seaside. We need to mandate a new law for this!”</text:p>
        </text:list-item>
      </text:list>
      <text:p text:style-name="P22"/>
      <text:list xml:id="list33414019" text:continue-numbering="true" text:style-name="L14">
        <text:list-header>
          <text:p text:style-name="P74"/>
          <text:p text:style-name="P74">Or when Lulu casually puts her feet on the table while eating – the old houseowner tries to <text:soft-page-break/>scold her, and at the same time subtly asks if it feels good to do so (not that he is interested or anything)</text:p>
        </text:list-header>
        <text:list-item>
          <text:p text:style-name="P74">With the knowledge that they're really innocent people with sticks up their butts, Lulu tries to do scandalous things every turn to fluster them, just for the laughs. </text:p>
        </text:list-item>
        <text:list-item>
          <text:p text:style-name="P74">Has some strange things they do – 50% tax because where you put your gold is where your heart is, people not allowed to leave the nation without approval of the Divine judges, first-born daughters are raised to be “clerics” for the court, keeping tabs on everybody. All this leads to Malekev and his plans - gold because he wants wealth, strict traveling rules because people might get ideas when they leave, then the first born girls are actually transformed into “sirens”- strong beasts that you will have to fight later.</text:p>
        </text:list-item>
        <text:list-item>
          <text:p text:style-name="P74">They don't have a religion per se, but they do have a strict “codex of the righteous”</text:p>
        </text:list-item>
        <text:list-item>
          <text:p text:style-name="P74">Introduces flying creatures in the game – the Keepers. They're basically policemen riding on flying creatures. A female npc will joke about “all of them are handsome, strong and honorable, that's why they're called keepers. Hee hee”</text:p>
        </text:list-item>
        <text:list-item>
          <text:p text:style-name="P74">Malekev is demonized in this country because he destroyed it 200 years ago, you aren't even allowed to say his name. But the twist is that he is still alive and is the one actually controlling the country after he destroyed most of it. He had to rebuild it from the ground up to establish full control. </text:p>
          <text:p text:style-name="P74"/>
          <text:p text:style-name="P74">Nowadays, he just enjoys his dominance behind the scenes and "dying" actually proved beneficial to him because people doesn't know that he is their real ruler. Thus, no assassin or hero will set out to put an end to him. He ordered the leaders of the past to “demonize” his name so people will never assume that he's still alive and is actually in control of their nation. You will hear his code name (the evil one, the corrupt) being said to scare off children or made into skip hop songs, curse someone etc. </text:p>
          <text:p text:style-name="P74"/>
          <text:p text:style-name="P74">In general, people these days have differing opinions on the story of Malekev. Some of them believes he was a power hungry guy that destroyed the West in the past, some of them believe that he destroyed a certain stone(monolith) that in turn made people crazy, some of them thinks he was just a charismatic madman that pushed people to wreak havoc and others believe that he is just a myth and a boogeyman used to scare children.</text:p>
          <text:p text:style-name="P74"/>
          <text:p text:style-name="P74">Malekev uses the descendants of the three heroes who "defeated" him as the divine judges of this nation. With different personalities, all of them live in fear of being discovered as "puppets" and thus, be dishonored, together with the names of their ancestors, who fell by their master's hands.</text:p>
          <text:p text:style-name="P74"/>
          <text:p text:style-name="P74">They must choose whether to survive and watch their country perish, or die and watch their country live. </text:p>
        </text:list-item>
      </text:list>
      <text:p text:style-name="P22"/>
      <text:p text:style-name="P22"/>
      <text:p text:style-name="P25">WHAT WILL HAPPEN: THE DARK LORD'S RISE TO POWER</text:p>
      <text:p text:style-name="P22"/>
      <text:p text:style-name="P22">The Dark Lord will secretly frame the West for the “Culling of the North.”</text:p>
      <text:p text:style-name="P22"/>
      <text:p text:style-name="P22">An alliance forms, before they attack they a contingency plan. In case the Dark Lord plans to attack their nations while they're away, they surround the road to the East with half their men to bar his way and report to them as soon as possible. </text:p>
      <text:p text:style-name="P22"><text:soft-page-break/></text:p>
      <text:p text:style-name="P22">Now sure that their homes are safe, the alliance lay siege to the West.</text:p>
      <text:p text:style-name="P22"/>
      <text:p text:style-name="P22">At the start of the battle between the West and the other nations, there will be a short talk between messengers of the nations' alliance and the military forces of the West, both are misunderstanding one another. The West thought the alliance are only trying to make an excuse to take over them because they're scared, the alliance explain that all the clues point to them. </text:p>
      <text:p text:style-name="P22"/>
      <text:p text:style-name="P22">At this part, Malekev reveals himself, because the time for hiding has ended, but reveals that it is not the West who attacked the North but the Dark Lord. He laughed at the way the alliance was deceived and challenges them all - Malekev is the one true ruler of this world. The Dark Lord made a brilliant move but he will turn it around to his advantage, conquering the alliance and thus showing his superiority to the world. </text:p>
      <text:p text:style-name="P22"/>
      <text:p text:style-name="P22">The citizens of the West will see and hear all of this, everything about Malekev and they will try to revolt, sadly, a seed has been secretly planted for years inside them, and together with Malekev's transmitters(?), they transform into Simulacrum – creatures with the same appearance as them but with an otherwordly twist. The first simulacrum you will fight are the merchants/people who gave you quests and they will give hints of who they are(e.g. Speaking their catchphrase) even if they look nothing like their past selves. Some of them will even try to hold back the evil inside them. </text:p>
      <text:p text:style-name="P22"/>
      <text:p text:style-name="P22">After you come to the realization that the simulacrum are still trying to fight Malekev's influence, you say aloud that there might still be a chance to revert these people back to their former selves if you defeat Malekev.</text:p>
      <text:p text:style-name="P22"/>
      <text:p text:style-name="P22"/>
      <text:p text:style-name="P41">The challenge here is to either:</text:p>
      <text:p text:style-name="P22"/>
      <text:p text:style-name="P22">a) avoid a battle altogether by running past enemies/or knocking them unconscious by a sword mode(cloudform) or a specific special move – disperse helix(good path)</text:p>
      <text:p text:style-name="P22"/>
      <text:p text:style-name="P22">b) you can have an option that a plant/or monsters planted throughout the castle is causing their transformation, and you can choose to either delay your run to defeat Malekev to kill these triggers and save people or go directly to Malekev because he will kill more people if left unchecked. (for the greater good path)</text:p>
      <text:p text:style-name="P22"/>
      <text:p text:style-name="P22"/>
      <text:p text:style-name="P22">You bump into a strong, mysterious guy that appears in the middle of the castle stages. Nobody knows him but he appears to attack your enemies so you ignore him. Lulu shows surprise upon seeing the man, but she plays it off saying that the man just looks like someone he knew. </text:p>
      <text:p text:style-name="P22"/>
      <text:p text:style-name="P22">You get to Malekev and do battle. Malekev is way too strong to defeat, even with allies at your side. The battle is really close, Malekev is wounded but his demigod power is preventing you from dealing the killing blow. </text:p>
      <text:p text:style-name="P22"/>
      <text:p text:style-name="P22">You try one last time and you finally made a chink in his armor. Totally exhausted, <text:s/>you drop to the floor. Malekev is about to finish you when the mysterious ally appears and deals the blow that shatters Malekev's defenses. He proceeds to finish Malekev with a very strong attack, stronger than any you've ever seen.</text:p>
      <text:p text:style-name="P22"><text:soft-page-break/></text:p>
      <text:p text:style-name="P22">Malekev is dying, but his laughter echo in the chamber. He looks at the mysterious man, chuckles and says “You really are as cunning as they say, Lucius Sangria.” He turns to Rolan and says with a big smile “You just killed the very entity who's stopping this man from taking over the world. Oh, you know him by his alias – The Dark Lord.”</text:p>
      <text:p text:style-name="P22"/>
      <text:p text:style-name="P22">The mysterious man, now revealed to be the Dark Lord steps over Malekev's head, stopping his laughter and killing him, he proceeds to say “As you now know, nothing stops me for long, demigod.”</text:p>
      <text:p text:style-name="P22"/>
      <text:p text:style-name="P22">He turns to you and nods to Lulu. Suddenly, Lulu pulls out her blade and deals a huge slash to your chest as she whispers while you fall “This is not a killing blow, but let it serve as a reminder not to trust anyone but yourself. Forget about your quest, about what we shared and live your life. Goodbye, Rolan. ”</text:p>
      <text:p text:style-name="P22"/>
      <text:p text:style-name="P22">She gets your crystals and walks away with the Dark Lord, killing the soldiers that block their path. You black out. </text:p>
      <text:p text:style-name="P22"/>
      <text:p text:style-name="P22"/>
      <text:p text:style-name="P25">SPROUT, the unspoken hero: </text:p>
      <text:p text:style-name="P22"/>
      <text:p text:style-name="P22">Once in a while, we get a character that we can't help but root for. I believe that in our story, Sprout is one of them, the tragic selfless underdog that gets his vengeance in the end. </text:p>
      <text:p text:style-name="P22"/>
      <text:p text:style-name="P22">One of the Prime Magistrates, a cowardly little bugger named Sprout, takes the risk of exposing Malekev. Hated by the Western people, deemed too soft for the court and belittled by many because of his nervous demeanor, Sprout still took the risk just to free them. </text:p>
      <text:p text:style-name="P22"/>
      <text:p text:style-name="P22">He leaves his position to tell the people the truth, all the while being chased down by the men of the two remaining leaders, fearful of the consequences if the people found out about Malekev.</text:p>
      <text:p text:style-name="P22"/>
      <text:p text:style-name="P22">You will bump into this man in your travels, he will be like a crazy man in the streets shouting about the hidden ruler of the west. You won't have an option to help him, he just keeps shouting the same line over and over. He will leave the next day after you talk to him, with another fellow replacing him, saying he was chased off by vicious dogs. </text:p>
      <text:p text:style-name="P22"/>
      <text:p text:style-name="P22">Later, you find out the big news - the leaders of the world are staging an attack on the west, believing their leaders are the ones responsible for the fall of the north. </text:p>
      <text:p text:style-name="P22"/>
      <text:p text:style-name="P22">In truth, the Dark Lord's investigation about this hidden power in the West has led him to this crazy man shouting absurdities - Sprout. He treats the little guy with false respect, earning his trust and giving his false promise that no matter what, he will only attack Malekev, not other people from the West. </text:p>
      <text:p text:style-name="P22"/>
      <text:p text:style-name="P22">The Dark Lord stages a sequences of events that will lead to this attack, starting from an attack in the North, planting evidence that will frame the West for the act. Then leaking anonymous proof in high circles that the West is the one who attacked the North. The other world leaders then stage the attack on the West. </text:p>
      <text:p text:style-name="P22"/>
      <text:p text:style-name="P22">Sprout was absolutely horrified when he heard the news. He shouted that the Dark Lord said that he <text:soft-page-break/>would stay true to his word and attack only Malekev and not the people, to which the Dark Lord responds with a smirk on his face "The other nations are the ones who attacked, not me. They didn't even ask me to join their party." The Dark Lord continues on and describes what happened to his countrymen, Malekev turning them into evil creatures against their will. As thanks to his effort, Sprout was sent to the dungeons to rot.</text:p>
      <text:p text:style-name="P22"/>
      <text:p text:style-name="P25">Sprout's vengeance:</text:p>
      <text:p text:style-name="P22"/>
      <text:p text:style-name="P22">Sprout's revenge will come when you stage the attack on the monolith. He will make a big impact when everything is crucial, it could be by:</text:p>
      <text:p text:style-name="P22"/>
      <text:list xml:id="list6574960050993854192" text:style-name="L15">
        <text:list-item>
          <text:p text:style-name="P75">opening a really troublesome gate</text:p>
        </text:list-item>
        <text:list-item>
          <text:p text:style-name="P75">giving Rolan a key if he's infiltrating the monolith on his own then holding back the large number of enemies chasing Rolan and saying “I know you barely know me and you absolutely don't owe me any favors, but in the name of all that's holy, please...the dark lord...take him down..!!!.” all the while charging to attack the massive group of strong enemies with his magic</text:p>
        </text:list-item>
      </text:list>
      <text:p text:style-name="P22"/>
      <text:p text:style-name="P22">He basically should have a badass revenge to make up for all the crap he had do deal with from Malekev and the Dark Lord. He will also survive the final battle which could be shown in a montage or something.</text:p>
      <text:p text:style-name="P22"/>
      <text:p text:style-name="P22"/>
      <text:p text:style-name="P25">Notable locations: </text:p>
      <text:p text:style-name="P22"/>
      <text:list xml:id="list2502299880988648243" text:style-name="L16">
        <text:list-item>
          <text:p text:style-name="P76"><text:span text:style-name="T1">The wall –</text:span>Where the battle went between the nations and Malekev, a stage where the Dark Lord pulled the strings on everyone. </text:p>
        </text:list-item>
      </text:list>
      <text:p text:style-name="P22"/>
      <text:p text:style-name="P22"/>
      <text:p text:style-name="P22">Malekev codenames - The merciless, The wicked, The hidden(after discovery)</text:p>
      <text:p text:style-name="P22"/>
      <text:p text:style-name="P22"/>
      <text:p text:style-name="P22">**REFERENCE - THE HIDDEN EMPEROR/DND/L5R**</text:p>
      <text:p text:style-name="P25"/>
      <text:p text:style-name="P14"/>
      <text:p text:style-name="P26">F. THE SPIRE PART TWO</text:p>
      <text:p text:style-name="P11"/>
      <text:p text:style-name="P38"><text:span text:style-name="T1">Main Story Relevance </text:span>– the break that slows everything down and lets the events that happened </text:p>
      <text:p text:style-name="P38">sink in to Rolan and the player as well. Could have a timeskip. Rolan will deal </text:p>
      <text:p text:style-name="P38">with the grief of failure – losing the crystals and being betrayed by Lulu. Rolan's mother reveals </text:p>
      <text:p text:style-name="P38">herself as a Sage of the Spire. You undergo four trials to get the true neutral crystal. </text:p>
      <text:p text:style-name="P23"/>
      <text:p text:style-name="P23"/>
      <text:list xml:id="list5253681851847848322" text:style-name="L17">
        <text:list-item>
          <text:p text:style-name="P77">The Sages of the Spire re-tells the story and explains Lulu as the daughter of the Dark Lord and what happened to the world afterwards. They also explain that the Neutral crystal given to you earlier was a fake, and that the true Neutral crystal's power is to bring the body and soul of an entity back in this world at the price of another person sacrificing their life.</text:p>
        </text:list-item>
        <text:list-item>
          <text:p text:style-name="P77">Rolan's mother reveals herself as a Sage of the Spire. </text:p>
        </text:list-item>
        <text:list-item>
          <text:p text:style-name="P77">You undergo four trials to get the true neutral crystal. </text:p>
        </text:list-item>
        <text:list-item>
          <text:p text:style-name="P77"><text:soft-page-break/>Emotionally, Rolan is a mess at this point. He was part of the group that eliminated Malekev, the demigod that prevented the Dark Lord from taking over the world, he was used by his very own enemy. He also took the neutral crystal from him, albeit the fake one. Lulu betrayed him. </text:p>
        </text:list-item>
        <text:list-item>
          <text:p text:style-name="P77">Use the emotional turmoil that Rolan is having at this stage, his loneliness, confusion, grief and anger and have it play against the trial mechanics. Use it as additional mechanics at the trials – he may get too angry and go berserk at one trial, so the actions that your controller does is mismatched, and cannot win until he lets go. </text:p>
        </text:list-item>
        <text:list-item>
          <text:p text:style-name="P77">The final trial could have him face the thing he most fears – it will be known that he feared Lulu's death the most. He realizes that he should be strong, and put his failures behind if he were to prevent Lulu from dying. The trials are like his steps to moving on and accepting what happened.</text:p>
        </text:list-item>
        <text:list-item>
          <text:p text:style-name="P77">Then before he leaves this place, let him find his will to save the world and defeat the Dark Lord to end all of this. He comes back to focus.</text:p>
        </text:list-item>
      </text:list>
      <text:p text:style-name="P22"/>
      <text:p text:style-name="P25">Notable locations :</text:p>
      <text:p text:style-name="P22"/>
      <text:list xml:id="list9199379442411131559" text:style-name="L18">
        <text:list-item>
          <text:p text:style-name="P78">The trial grounds</text:p>
        </text:list-item>
        <text:list-item>
          <text:p text:style-name="P78">Trial's end – Rolan will arrive at this place after defeating the tower trials. This space will contain the neutral crystal</text:p>
        </text:list-item>
      </text:list>
      <text:p text:style-name="P22"/>
      <text:p text:style-name="P22"/>
      <text:p text:style-name="P26">G. EAST</text:p>
      <text:p text:style-name="P26"/>
      <text:p text:style-name="P40">Main Story Relevance – <text:span text:style-name="T2">The Dark Lord's nation. After the events that lead </text:span></text:p>
      <text:p text:style-name="P38">to Rolan losing his crystals to Lulu, he will give up on getting the Divine crystals because the Dark Lord almost has every one of them. But he will go in the East searching for clues on other ways </text:p>
      <text:p text:style-name="P38">he can stop the Dark Lord. His search will lead him to the rebellion – a group that aims </text:p>
      <text:p text:style-name="P38">to overthrow him and remove his influence from the country. He receives his first </text:p>
      <text:p text:style-name="P38">quest - <text:s/>find and defeat the Brotherhood of the Blackadder – 5 highest generals of the </text:p>
      <text:p text:style-name="P38">Dark Lord, mingling among the common people.</text:p>
      <text:p text:style-name="P38"/>
      <text:p text:style-name="P40"/>
      <text:list xml:id="list7432554974745663923" text:style-name="L19">
        <text:list-header>
          <text:p text:style-name="P58">Visual Notes:</text:p>
        </text:list-header>
        <text:list-item>
          <text:p text:style-name="P108">Visually, the East is</text:p>
        </text:list-item>
        <text:list-item>
          <text:p text:style-name="P108">It's architecture uses materials such as</text:p>
        </text:list-item>
        <text:list-item>
          <text:p text:style-name="P108">References -</text:p>
          <text:p text:style-name="P108"/>
          <text:p text:style-name="P58">Divine Crystals or Demon Shards:</text:p>
        </text:list-item>
        <text:list-item>
          <text:p text:style-name="P79">None, Rolan's gives up on his quest to find the crystals at this point because the Dark Lord has almost all of them already, instead he focuses to find other ways to stop him. </text:p>
          <text:p text:style-name="P79"/>
          <text:p text:style-name="P58">Capital City:</text:p>
        </text:list-item>
        <text:list-item>
          <text:p text:style-name="P79">Rambling Juju</text:p>
          <text:p text:style-name="P67"/>
          <text:p text:style-name="P67">Current Ruler: </text:p>
        </text:list-item>
        <text:list-item>
          <text:p text:style-name="P94">Lucius Sangria – The Dark Lord</text:p>
          <text:p text:style-name="P94"/>
          <text:p text:style-name="P101">Naming Conventions: </text:p>
        </text:list-item>
        <text:list-item>
          <text:p text:style-name="P106"><text:soft-page-break/>The Easterners usually combine two non-related but catchy words to form a nonsensical name. It's usually a verb an a noun. Some examples are - “Stanking Mulchmound” for the backalley garbage pile, “Rockslide yoo-hoos” for the dangerous slope that dan take you faster where you needed to go, “Slappin' badonkadonk” for the local gentleman's club. </text:p>
          <text:p text:style-name="P79"/>
          <text:p text:style-name="P58">Cultural Notes:</text:p>
        </text:list-item>
        <text:list-item>
          <text:p text:style-name="P79">No one actually knows where the Dark Lord himself resides(the monolith), but his base of operations is in Lurn, the town where the Dark Lord grew up.</text:p>
        </text:list-item>
        <text:list-item>
          <text:p text:style-name="P79">East is very varied, some parts are totally under control of the Dark Lord and are thus dangerous, but some parts that were left as they were became cultural hubs where art, food and music flourish. People living in the East have a devil-may-care attitude, partly because of their beliefs, partly because they're living so near the Dark Lord's base of operations and may die at any moment. This may be another reason why the people in the East are very creative, it's because they live fast and do not have any restraints. </text:p>
        </text:list-item>
        <text:list-item>
          <text:p text:style-name="P79">After the Dark Lord realized that he is not the one true ruler for this world, he slackened his grip on the people of the East and focused on finding the neutral crystal that will essentially free the the Outsider. He allowed the people to run wild and have their fun. Drunken revelry and unrestrained celebrations are commonplace. </text:p>
        </text:list-item>
        <text:list-item>
          <text:p text:style-name="P79">On the other hand, the people in the East may surprise some. People may think all they do is party and have fun but they actually handle their business very well. Like what is said above, they're very unrestrained, creative and sometimes eccentric, but the East is not the “land of the evil” some people think it is. People are generally not violent. Think of it as a combination of the hippie culture of the 70s ,the excessive hedonism of the Romans and Las Vegas. It's also worth mentioning that their culture is the stark opposite of the West who are law abiding, conservative, militaristic, uptight people. </text:p>
        </text:list-item>
        <text:list-item>
          <text:p text:style-name="P79">They put fun, rough people in high regard – the type of people who drink a lot, a bit rude in a funny way, spits on the sidewalk and slaps the bottoms of the serving women. They look down on “squares” - people who are polite, plays by the rules, and old-fashioned manners. Bottom line of this Nation is that people “just want to have fun”. </text:p>
        </text:list-item>
        <text:list-item>
          <text:p text:style-name="P79">There is a sense of community in the East, in the sense that everyone knows each other and also do favors if they think you're cool enough. </text:p>
        </text:list-item>
        <text:list-item>
          <text:p text:style-name="P79">In conversations, through trial-and-error, you will learn that the rude but funny dialog always bring out the best results. Make the wrong comment and you'll receive a penalty – less clues to your mission, or a refusal to talk about it again altogether.</text:p>
        </text:list-item>
      </text:list>
      <text:p text:style-name="P22"/>
      <text:p text:style-name="P22"/>
      <text:p text:style-name="P25">WHAT WILL HAPPEN: SQUARE NO MORE – BECOMING ONE WITH THE EAST</text:p>
      <text:p text:style-name="P22"/>
      <text:p text:style-name="P25">The Rebel Hideout pt. 1</text:p>
      <text:p text:style-name="P22"/>
      <text:p text:style-name="P22">In the East, you only need to do several “errand” type quests like what you did in the other Nations. </text:p>
      <text:p text:style-name="P22"/>
      <text:p text:style-name="P22">You will learn from the rebel group you come in contact with at the start of your East journey that the 5 of the Dark Lord's most trusted generals are secretly blending in with the locals in the party district, just having fun.</text:p>
      <text:p text:style-name="P22"/>
      <text:p text:style-name="P22">They're called – Brotherhood of the Blackadder – Blackadder for short– 5 of the Dark Lord's most powerful generals.</text:p>
      <text:p text:style-name="P22"><text:soft-page-break/></text:p>
      <text:p text:style-name="P22">Your mission given by the Rebel group is to infiltrate the party district, identify them, pick them off one by one and thus weaken and confuse the Dark Lord's forces.</text:p>
      <text:p text:style-name="P22"/>
      <text:p text:style-name="P22">However, you have to find leads to these generals first, with the only clue you have at first is that all of them are really attuned to the attributes of drunkenness and revelry that the East is known for. </text:p>
      <text:p text:style-name="P22"/>
      <text:p text:style-name="P22">The way you find them is by immersing yourself in the culture and ways of the East and gaining the approval of it's people, getting their guard down and asking the right type of questions.</text:p>
      <text:p text:style-name="P22"/>
      <text:p text:style-name="P22">By this point we know the Easterners are extremely creative, excessive and hedonistic. You walk into a nightclub to ask around. Rolan is by nature, a conservative, traditional guy, and everyone in the club senses it with the way you walk, talk and carry yourself. You ask around and nobody is telling you anything. In their eyes, you're a “square”, which is a term for someone that's traditional, stiff, and uncool.</text:p>
      <text:p text:style-name="P22"/>
      <text:p text:style-name="P22">After asking around without success, you sit down and take a rest. A waiter comes over and asks if you'd like to try their latest creation – The Bonger - and mentions offhandedly that if you finish it in one go, a picture of you will be posted on the wall of the club, and you will be given a really cool party hat that's a hit with this crowd. </text:p>
      <text:p text:style-name="P22"/>
      <text:p text:style-name="P22">You do the task, a mini-game where you have two vertical meters side by side that has liquor flowing up and down in opposite succession. In the middle of the vertical meters is the sweet spot, when both the liquor meters hit that spot, you have to press the action button, that allows Rolan to take a big gulp. Time it wrong and Rolan will vomit and you have to spend to buy another until you get it right. 10 consecutive gulps will finish the mini-game. You'll be given the party hat, your pic will be posted in the wall, Rolan will talk aloud that you should try talking again to the people, maybe they'll start to respond to you. </text:p>
      <text:p text:style-name="P22"/>
      <text:p text:style-name="P22">When you talk to people that night, they will hint that there's a really influential guy that goes in the club on Thursdays to party. His name is Beerstadt. You will have to wait for two days before Thursday so you will have time to do some quests and to get to know the country better. </text:p>
      <text:p text:style-name="P22"/>
      <text:p text:style-name="P22"/>
      <text:p text:style-name="P25">Beerstadt “the party” Bonger and an encounter with Lulu:</text:p>
      <text:p text:style-name="P22"/>
      <text:p text:style-name="P22">Come Thursday, you go back to the club and meet the guy himself - <text:s/>Beerstadt “the party” Bonger. You realize the huge beer you drank last time is probably named after this guy. </text:p>
      <text:p text:style-name="P22"/>
      <text:p text:style-name="P22">Beerstadt is always the center of the party, and given his name, he ironically doesn't drink beer but prefers wine because “the party” should stand out and drink something to differentiate himself from the average party-goer. He seems like the typical harmless jock – everyone likes him and he's always the center of attention.</text:p>
      <text:p text:style-name="P22"/>
      <text:p text:style-name="P22">He will take a liking to you and decides to take you under his wing because you remind him of someone in the past(himself). He will be your guide in the culture and how to blend in more. He will give you a mix of “errand” type quests and practical lessons in the streets and clubs of the East.</text:p>
      <text:p text:style-name="P22"/>
      <text:p text:style-name="P22">One night, after several days of teaching you, Beerstadt will finally give Rolan the “party treatment”. <text:soft-page-break/>His goal is to make you the center of attention for the party, he thinks Rolan just wants to be popular, but Rolan's true goal is to actually be popular enough and gain info about the Blackadder's members and try to defeat them. </text:p>
      <text:p text:style-name="P22"/>
      <text:p text:style-name="P22"><text:span text:style-name="T5">*Beerstadt is the ultimate bro, or in his terms, a Brofessional. He also calls you Brolan. </text:span><text:span text:style-name="T12">H</text:span>e also mentions to you one time that he worships Prometheus. <text:s/>he learned about him “in a mission in the North(it's actually the time they attacked the North). He says “he's like the ultimate bro, he gave a gift to his bros even if it endangered himself. "</text:p>
      <text:p text:style-name="P22"/>
      <text:p text:style-name="P22">You have to pass every test he puts on you. He'll also have you drink a lot of liquor. As Rolan is getting drunk, in between tests, Beerstadt offhandedly jokes that Rolan's lady might get angry with him because of the things that he teaches Rolan. <text:s/>Drunk and a bit lonely, Rolan replies by saying that he doesn't have a special someone, the last one left him and gave him a scar for the trouble. Beerstadt laughs in reply and says that he should go find someone better for Rolan then.</text:p>
      <text:p text:style-name="P22"/>
      <text:p text:style-name="P22">The night continues, and Beerstadt reveals Rolan's next task – to slap the butt of a lady as a friendly greeting. Beerstadt knew that while Rolan learned most of the things to learn in the East, he still can't turn off his gentlemanly nature. This challenge would be the hardest and his final task for the night. </text:p>
      <text:p text:style-name="P22"/>
      <text:p text:style-name="P22">Rolan refuses this challenge flat-out. Beerstadt gets angry and they get into a shouting match. Beerstadt asks if he really want to finish this lesson and be the most popular man in the club tonight. Rolan sidesteps the question and says that he just can't, that he was raised to honor women and he's still in love with someone. The argument continues until Beerstadt gives up and starts to leave , saying “If you're not such a failure, maybe your woman wouldn't have left you.”</text:p>
      <text:p text:style-name="P22"/>
      <text:p text:style-name="P22">This comment steels Rolan's resolve and while shouting “I'M SORRY LULU! I JUST HAVE TO DO THIS FOR THE MISSION!” He slaps the butt of a familiar lady that passed their way. </text:p>
      <text:p text:style-name="P22"/>
      <text:p text:style-name="P22">Beerstadt stops walking away, he turns to his student in a huge grin. Rolan, dazed and a bit confused, smiles back. A familiar voice interrupts this moment.</text:p>
      <text:p text:style-name="P22"/>
      <text:p text:style-name="P22">“Rolan, you showed more balls just now than in the entire time we've spent traveling together.” Lulu, in her general's outfit, eyed Rolan menacingly. </text:p>
      <text:p text:style-name="P22"/>
      <text:p text:style-name="P22">Rolan, more confused than ever, can only shout her name “Lulu!” just as Beerstadt shouts “Mistress! I'm sorry!”</text:p>
      <text:p text:style-name="P22"/>
      <text:p text:style-name="P22">Lulu interrupts them and says “It's good to know you've finally learned a proper greeting for a lady, Rolan. Now I'd like to learn what you're doing here before I get my men to kill you like I said last time”</text:p>
      <text:p text:style-name="P22"/>
      <text:p text:style-name="P22">Rolan defiantly mentions his mission to dispatch the 5 generals of the Dark Lord, which elicits a reaction from Beerstadt “...!!!”</text:p>
      <text:p text:style-name="P22"/>
      <text:p text:style-name="P22">Rolan tries to reason with her. At this point, both of them don't know the true plan of the Dark Lord to release the Outsider. Rolan tells Lulu that the Dark Lord's ways isn't the answer, violence and dictatorship never was. He was also pointing out how many people have been killed in the war on the West and other skirmishes. </text:p>
      <text:p text:style-name="P22"/>
      <text:p text:style-name="P22">Lulu is obviously confused and shaken, but a general steps in to stop Rolan's reasoning. This <text:soft-page-break/>Blackadder general requests Lulu to leave this interloper in their hands. Lulu, glad for the save takes one pained look at Rolan and hastily makes her exit. </text:p>
      <text:p text:style-name="P22"/>
      <text:p text:style-name="P22">The general named <text:s/>Pons shakes his head in disbelief, while saying “I gotta hand it to you kid..Mistress Lulu...you have excellent taste. But then again, this is an opportunity. I get to be there for her while she mourns at your death. Jackpot!”</text:p>
      <text:p text:style-name="P22"/>
      <text:p text:style-name="P22">Surprisingly, Beerstadt will come to your side, shaking his head in disbelief. “Pons, you disappoint me..” He then shouts "Brolan! Brostadt has come to side with you just as he bromised. The past days has made me realize that my brospirations is bigger than this country -- I want to be the ultimate bro!!</text:p>
      <text:p text:style-name="P22"/>
      <text:p text:style-name="P22">.. For brometheus!!" </text:p>
      <text:p text:style-name="P22"/>
      <text:p text:style-name="P22">You do battle with the four generals.</text:p>
      <text:p text:style-name="P22"/>
      <text:p text:style-name="P22"/>
      <text:p text:style-name="P12">The Rebel Hideout pt. 2</text:p>
      <text:p text:style-name="P12"/>
      <text:p text:style-name="P14">Once you defeat the generals, there will be a very short in-game cutscene where the rebels, Rolan and Beerstadt are having a meeting. You report that you've defeated all generals. There'll be some pushback because Beerstadt is one of them, but you explain that he helped you out and he's now a part of the rebellion. The rebels are divided on him, but they allow Beerstadt to stay. </text:p>
      <text:p text:style-name="P14"/>
      <text:p text:style-name="P14">Now you move on to the next phase of the plan – inciting rebellion among the citizens. </text:p>
      <text:p text:style-name="P14"/>
      <text:p text:style-name="P12">Inciting Rebellion: </text:p>
      <text:p text:style-name="P11"/>
      <text:p text:style-name="P17">One last thing you must do before going to the Dark Lord's hideout in the monolith is to incite rebellion in Lurn. There are rebels readily awaiting the moment to strike, you only have to give them the opportunity to do so. </text:p>
      <text:p text:style-name="P17"/>
      <text:p text:style-name="P17">Your quest will have you visiting several areas, convincing people, freeing people from prison camps, revealing corrupt officials(?), plant seeds of distrust and so on to urge people to rebel. </text:p>
      <text:p text:style-name="P12"/>
      <text:p text:style-name="P12">To the South:</text:p>
      <text:p text:style-name="P12"/>
      <text:p text:style-name="P14">You are now sure that the Dark Lord's troops are occupied with the ongoing rebellion in the East, so you get ready to go to the Dark Lord's hideout. Beerstadt will tell Rolan that the Dark Lord's base is in the South, just after the forest town where Rolan lived. </text:p>
      <text:p text:style-name="P22"/>
      <text:p text:style-name="P22"/>
      <text:p text:style-name="P25">Notable locations:</text:p>
      <text:p text:style-name="P22"/>
      <text:list xml:id="list1763284257175035738" text:style-name="L20">
        <text:list-item>
          <text:p text:style-name="P111">Rebel hideout </text:p>
        </text:list-item>
      </text:list>
      <text:p text:style-name="P25"/>
      <text:p text:style-name="P2"/>
      <text:p text:style-name="P2"/>
      <text:p text:style-name="P4">J. INSIDE THE MONOLITH - THE FINAL BATTLE:</text:p>
      <text:p text:style-name="P4"/>
      <text:p text:style-name="P26"><text:soft-page-break/><text:span text:style-name="T5">Main Story Relevance - <text:s/></text:span><text:span text:style-name="T9">This is it. Rolan finally gets to the Dark Lord's hideout to do battle, </text:span></text:p>
      <text:p text:style-name="P33">save Lulu and stop the destruction of the world.</text:p>
      <text:p text:style-name="P38"/>
      <text:p text:style-name="P40"/>
      <text:list xml:id="list33410248" text:continue-list="list7432554974745663923" text:style-name="L19">
        <text:list-header>
          <text:p text:style-name="P58">Visual Notes:</text:p>
        </text:list-header>
        <text:list-item>
          <text:p text:style-name="P108">Visually, the Monolith is big</text:p>
        </text:list-item>
        <text:list-item>
          <text:p text:style-name="P108">It's architecture uses materials such as</text:p>
        </text:list-item>
        <text:list-item>
          <text:p text:style-name="P108">References -</text:p>
          <text:p text:style-name="P58"/>
          <text:p text:style-name="P84">Cultural Notes:</text:p>
        </text:list-item>
        <text:list-item>
          <text:p text:style-name="P96">none</text:p>
          <text:p text:style-name="P96"/>
        </text:list-item>
      </text:list>
      <text:p text:style-name="P3">WHAT WILL HAPPEN: ROLAN'S SACRIFICE</text:p>
      <text:p text:style-name="P6"/>
      <text:p text:style-name="P35">Re-living Memories:</text:p>
      <text:p text:style-name="P28"/>
      <text:p text:style-name="P22">Following Beerstadt's info, you head back to the South to enter the monolith and to finally confront the Dark Lord. </text:p>
      <text:p text:style-name="P22"/>
      <text:p text:style-name="P22">Once you arrive there, you find the Sages of the Spire including your mother, waiting for you. Grand Dame Ophelia jokingly explains that they heard about your plan to enter the monolith alone and your mother bullied every single one of them to join her in coming with you. You tried to protest but your mother interrupts you and tells that “I wasn't there for you in your youth, but Matron help the person who tries to stop me from helping you out on your defining moment.”</text:p>
      <text:p text:style-name="P22"/>
      <text:p text:style-name="P22">So you all walk together. </text:p>
      <text:p text:style-name="P22"/>
      <text:p text:style-name="P22">You will have to pass your hometown on your way, and at the entrance of the town, you will encounter the ghost of Sarah who will tell you a verse:</text:p>
      <text:p text:style-name="P22"/>
      <text:p text:style-name="P38">“Who is a man but a collection of memories,</text:p>
      <text:p text:style-name="P38">And what kind of man forgets where he came from?</text:p>
      <text:p text:style-name="P38">To face the future, retreat in the past,</text:p>
      <text:p text:style-name="P38">Answers you'll find, chains unbind.”</text:p>
      <text:p text:style-name="P22"/>
      <text:p text:style-name="P22">You ask her questions but she doesn't answer, she just smiles. Then she will guide you through each house/building in the town, urging you to enter. Your mother urges you on, saying that this is fate itself trying to healing your wounds before the final battle and that you must do it alone. </text:p>
      <text:p text:style-name="P22"/>
      <text:p text:style-name="P22">Upon entering it, you will see inside memories with the people who lived there in the past. For example, upon entering the house of your grandparents, you will see an in-game misty animation of you with your grandparents celebrating your 6th birthday, with the present Rolan standing on the doorway watching it. </text:p>
      <text:p text:style-name="P22"/>
      <text:p text:style-name="P22">After guiding you through every house to play through all the memories, you go outside to find your grandparents, and every single villager's ghost, waiting for you. Rolan breaks down and apologizes, he wasn't able to help them when the town was attacked, he was helpless. </text:p>
      <text:p text:style-name="P22"/>
      <text:p text:style-name="P22"><text:soft-page-break/>Sarah speaks for them and explains that they're very proud of him and that they're glad that he survived because he's grown into a reliable young man. Rolan's grandparents guide him to the main entrance of the Monolith. </text:p>
      <text:p text:style-name="P22"/>
      <text:p text:style-name="P22">Before leaving, Rolan finally speaks “Try as I might I can't bring all of you back, but in your honor I won't let anything like this happen again to the people I love. I miss you all.”</text:p>
      <text:p text:style-name="P22"/>
      <text:p text:style-name="P29">The villagers' ghosts nods and disappears. Rolan takes another step to having closure and completing his character arc. </text:p>
      <text:p text:style-name="P17"/>
      <text:p text:style-name="P36">Barrier and Brother troubles:</text:p>
      <text:p text:style-name="P22"/>
      <text:p text:style-name="P22">Upon finding the monolith, you will discover that aside form the guards stationed at the entrance, an energy barrier is also protecting it. </text:p>
      <text:p text:style-name="P22"/>
      <text:p text:style-name="P30">The Grand Dame Ophelia tells you that they have a spell chant to temporarily remove the barrier, but they need to be touching it in order for it to work and they have to keep up the chanting.</text:p>
      <text:p text:style-name="P30"/>
      <text:p text:style-name="P30">We can have a quest here like defend the 10 chanting Sages for 10 waves of enemies. </text:p>
      <text:p text:style-name="P30"/>
      <text:p text:style-name="P30">Once the barrier is removed and just when you thought it is safe to leave the chanting Sages to keep the barrier open, <text:s/>Aksel – the traitor from the North, arrives with a lot of soldiers. You are surrounded. </text:p>
      <text:p text:style-name="P30"/>
      <text:p text:style-name="P30">Suddenly, a group of warriors who look like Northerners come out of nowhere and attacks Aksel's men. </text:p>
      <text:p text:style-name="P30"/>
      <text:p text:style-name="P30">In the middle of it all, an unfamiliar Northerner attacks Aksel. They duel as Aksel shouts – you! How are you still alive?!!” The man Aksel was talking to suddenly pulled a turning slash and cleaved Aksel's body in two and says “Thinking of this moment where I cut you in half kept me alive, traitor.”</text:p>
      <text:p text:style-name="P20"/>
      <text:p text:style-name="P20">This man retells a familiar story while standing over the dead body of Aksel. Aksel's brother, Emil was an honorable man with a heavy burden – he knew that his brother, Aksel, hid terrible dark secrets. You find out that it is Aksel who is responsible for getting Emil “burned” in the purifying trial, with the same circumstances as you have – Aksel planted a Demon shard in Emil's ring, gave it to him as a “lucky charm” before Emil went to the trial, figuring out that it will burn Emil, thus keeping his secrets safe.</text:p>
      <text:p text:style-name="P20"/>
      <text:p text:style-name="P30">Little did Aksel know that Emil will not be burned, only the Demon shard. Emil never came out of the fire that day to fake his death because he knew Aksel was planning a bigger treachery and planned to thwart it, only to find out that Aksel's evil is far more than Emil ever imagined. Emil never imagined that Aksel will give up the whole North to the Dark Lord. Emil was a single powerless man during the “Culling of the North'. With tears the man conveyed his regret of not killing his brother and giving him even a little bit of the benefit of a doubt. This little mistake, he paid for with his entire bloodline. </text:p>
      <text:p text:style-name="P30"/>
      <text:p text:style-name="P30">Rolan connect two and two and realize this man who just killed Aksel is Emil.“You are Emil..Aksel's brother. You live.”</text:p>
      <text:p text:style-name="P30"/>
      <text:p text:style-name="P30">Emil corrects Rolan “No. My entire bloodline died on that day the North was attacked. I am just a Northerner looking for vengeance. I know your mission, Rolan of the South, and I know that only you can do it. Go, I will defend these Sages with my life. You have my word.”</text:p>
      <text:p text:style-name="P30"><text:soft-page-break/></text:p>
      <text:p text:style-name="P30">You say goodbye to your mother who is part of the chanting Sages, thank the leader of the Northerners and you head inside the obelisk. </text:p>
      <text:p text:style-name="P2"/>
      <text:p text:style-name="P3">Fighting through:</text:p>
      <text:p text:style-name="P3"/>
      <text:p text:style-name="P28">Rolan will have to go through a lot of rooms and fight lots of strong enemies in order to face the Dark Lord in his chambers. You're now face to face with the man who destroyed your town, and beside him is the woman who betrayed you.</text:p>
      <text:p text:style-name="P28"/>
      <text:p text:style-name="P28">He still doesn't reveal his plans at this point. He just makes light conversation.</text:p>
      <text:p text:style-name="P27"/>
      <text:p text:style-name="P27">He leaves you to die by his pet Chimera but you took the creature down and went after him and Lulu.</text:p>
      <text:p text:style-name="P27"/>
      <text:p text:style-name="P35">Fighting Lulu:</text:p>
      <text:p text:style-name="P27"/>
      <text:p text:style-name="P27">Lulu bars your way and you fight, trying every step of the way to reason to her, but she refuses to listen and rationalizes that the Dark Lord is the perfect ruler for this world. She unknowingly reveals her issues, and how she wants to have a world without crime, no more suffering for little children and innocent families. The previous casualties are just hard sacrifices to pave a much better world for the future. </text:p>
      <text:p text:style-name="P27"/>
      <text:p text:style-name="P27">After battling for a while, it will be clear that you are now much stronger than her. She takes this very badly, and becomes very desperate to protect that dream she has. She resorts to using the “Faustian Scrolls” which eats up her HP in exchange for extreme attack and special power bonuses. You're still trying to reason to her at this point but it's clear that even she is not in control of herself and her speech. She starts to cry, and finally, in one moment of vulnerability, she says one word to Rolan - “Help..”</text:p>
      <text:p text:style-name="P27"/>
      <text:p text:style-name="P27">After you defeat the magic controlling her, it becomes clear that she pushed herself way too hard, using dark magics that weakened her body. She dies. You sacrifice yourself to bring her back using the Neutral Crystal. </text:p>
      <text:p text:style-name="P27"/>
      <text:p text:style-name="P27"><text:span text:style-name="T1">Rolan completes his character arc, finally letting go of the need for vengeance and instead focus on being able to do something to save a loved one from death.</text:span> <text:span text:style-name="T6">This also allows us to freely kill the Dark Lord with the Neutral crystal since Rolan doesn't need to exact vengeance on him anymore and Lulu would have a hard time fighting her adopted father. </text:span></text:p>
      <text:p text:style-name="P27"/>
      <text:p text:style-name="P27">Lulu also made one leap in her arc, finally trusting Rolan enough to be vulnerable in front of him and ask for help. </text:p>
      <text:p text:style-name="P27"/>
      <text:p text:style-name="P27">Rolan's whole body fades out of existence. The screen blacks out after Rolan made his sacrifice. </text:p>
      <text:p text:style-name="P27"/>
      <text:p text:style-name="P34">*Note –The decision to make Rolan's body fade out of existence is because of two things:</text:p>
      <text:p text:style-name="P27"/>
      <text:p text:style-name="P27">a. To prevent the technicality of people asking “Rolan's body is just there, Lulu can just sacrifice herself to bring Rolan back because she deserved to die. She's so selfish etc”</text:p>
      <text:p text:style-name="P27"/>
      <text:p text:style-name="P27">b. It's a final enough ending for Rolan, meaning, people won't question if he's dead or anything because they saw his body fade out of existence. At the same time, fading out of existence is still somewhat <text:soft-page-break/>open-ended to allow us a lot of possibilities to play around in case of a sequel – not that Rolan is still alive but maybe he became the essence of the Neutral crystal that guides the new hero or some other crazy thing.</text:p>
      <text:p text:style-name="P27"/>
      <text:p text:style-name="P35">THE OUTSIDER:</text:p>
      <text:p text:style-name="P27"/>
      <text:p text:style-name="P27">Lulu slowly awakens and finds her father in front of her, holding the Neutral crystal.</text:p>
      <text:p text:style-name="P27"/>
      <text:p text:style-name="P27">“Nice man, that Rolan.” mused Lucius. </text:p>
      <text:p text:style-name="P27"/>
      <text:p text:style-name="P27">Lulu says nothing.</text:p>
      <text:p text:style-name="P27"/>
      <text:p text:style-name="P27">“I mean it in the most positive way, Lulu. But at the same time, I can't help but wonder if me holding the true Neutral crystal right now and you coming back to life is a sign that we're doing the right thing.”</text:p>
      <text:p text:style-name="P27"/>
      <text:p text:style-name="P27">Lulu, after seeing Rolan's sacrifice, snaps out of her self-imposed delusions about her father being right all the time. From here on out, she sees him differently – just another man that can make mistakes. </text:p>
      <text:p text:style-name="P27"/>
      <text:p text:style-name="P27">In one fell swoop, Rolan helps Lulu grow as a character and overcome her obstacles. </text:p>
      <text:p text:style-name="P27"/>
      <text:p text:style-name="P27">She confronts Lucius and they talk, it's also evident that Lulu is no longer blinded by him.</text:p>
      <text:p text:style-name="P27">Lucius finally tells her of his ultimate plan – to release the Outsider. Lulu tries to reason with him to stop, now that she was able to see that there are genuinely good men out there like Rolan. She tells him upfront that he was wrong about people not even having the ability to control themselves – <text:span text:style-name="T14">Rolan chose </text:span><text:span text:style-name="T14">to let go of his hatred towards the Dark Lord and abandon his quest, all just to bring Lulu back to life.</text:span></text:p>
      <text:p text:style-name="P37"/>
      <text:p text:style-name="P27">People don't need a supreme ruler. As much as it pained for her to say, people cannot be forced to be good cause every action you make is a choice - doing good is a sacrifice people need to make for themselves or it won't mean anything. </text:p>
      <text:p text:style-name="P27"/>
      <text:p text:style-name="P27">The Dark Lord listens patiently, tells her that he's sad that their goals grew apart, but Lulu will realize after all this that it's all for the better. He uses the Neutral crystal, therefore killing himself in the process and bringing back the Outsider and the Matron back in this world. </text:p>
      <text:p text:style-name="P2"/>
      <text:p text:style-name="P2">Once the Outsider(now evolved into the True Ruler) is released, the Matron is released too. But she can only prevent the True Ruler from destroying you at sight. “I'm sorry but I can only help hold back his powers. I've been fighting a war of attrition for several millenia and I'm terribly weakened. The battlefield is terribly lopsided when you're fighting a demon in perpetual darkness”</text:p>
      <text:p text:style-name="P2"/>
      <text:p text:style-name="P2">The True Ruler laughs “You ought to thank me, Matron. The unfortunate side effect of me absorbing your powers allowed you to get towed with me back to this plane when my servant used the Neutral crystal.” </text:p>
      <text:p text:style-name="P2"/>
      <text:p text:style-name="P2">The Matron counters “No. You're the one who ought to thank me, Demon, as it is with the Neutral crystal that I've conjured that allowed the Dark Lord to bring you back to this world. Unfortunate use of my gift to mankind, but it shows that after all these years, you are still a coward that rely on others' powers to make anything happen.”</text:p>
      <text:p text:style-name="P2"/>
      <text:p text:style-name="P2">The True Ruler seethes with anger but the Matron ignores him and turns to Lulu. “It seems that you are <text:soft-page-break/>the one chosen by my gifts, child. Are you ready to use them to defeat this monster that threatens to rule your world?”</text:p>
      <text:p text:style-name="P2"/>
      <text:p text:style-name="P2">The True Ruler attacks Lulu but she blocks it and answer a fierce “YES!!”</text:p>
      <text:p text:style-name="P2"/>
      <text:p text:style-name="P2">Lulu and the True Ruler battle. Once Lulu gets his health below a certain level, the True Ruler brags. You are quite strong for a human because of all the aid you got, but still a mortal. You are fighting the True Ruler...the conqueror of this realm...a GOD!!</text:p>
      <text:p text:style-name="P2"/>
      <text:p text:style-name="P2">They continue to do battle. Surprisingly, your next attack does massive damage. The True Ruler is surprised as well, saying “What?? How can a mere human inflict a mortal wound to a God?!” </text:p>
      <text:p text:style-name="P2"/>
      <text:p text:style-name="P2">The Matron is the one to reply “Your time is at it's end, Demon. You are brought back by the same force – the force of the Neutral crystal, making you vulnerable to her strike and her strike alone. God or not, this girl is the only one who can stop you!”</text:p>
      <text:p text:style-name="P2"/>
      <text:p text:style-name="P2">Your battle continues, with each blow you make dealing massive damage. Finally, the demon is thoroughly weakened enough for you to deal the final blow.</text:p>
      <text:p text:style-name="P2"/>
      <text:p text:style-name="P2">The Matron speaks “My champion. You know that I've watched over this world for as long as it has existed, but today, that time must end. To entirely defeat the Demon, I need to channel my life essence into one final strike and ensure this doesn't happen again.”</text:p>
      <text:p text:style-name="P2"/>
      <text:p text:style-name="P2">“...but the world is lost without your guidance. Look at what happened after you disappeared, the people turned on each other! We need you!”</text:p>
      <text:p text:style-name="P2"/>
      <text:p text:style-name="P2">“No my child. What this world needs is compassion and understanding. What I realized upon coming back is that by providing everything they need, I may have been holding back the people from maturing and coming on to this realization upon themselves. It is from our sacrifices that we measure true love and growth.”</text:p>
      <text:p text:style-name="P2"/>
      <text:p text:style-name="P2">“...I understand...”</text:p>
      <text:p text:style-name="P2"/>
      <text:p text:style-name="P2">The injured Demon interrupts, “Such noble last words my Matron. Too bad it'll be forgotten in history for I will be the one who wins this day!”. He prepares for a massive attack.</text:p>
      <text:p text:style-name="P2"/>
      <text:p text:style-name="P2">Lulu braces herself for her attack as well. After moments of charging, the Matron shouts “NOW!!!”</text:p>
      <text:p text:style-name="P2"/>
      <text:p text:style-name="P2">The two forces clashes, forming a huge bright light.</text:p>
      <text:p text:style-name="P2"/>
      <text:p text:style-name="P2">Lulu gets flashback of Rolan from the moment they met, and from the moment he died, echoing the words of the Matron in the background “It is from our sacrifices that we measure true love and growth.”</text:p>
      <text:p text:style-name="P2"/>
      <text:p text:style-name="P2">Light dies down. Timeskip to present.</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4:04:04.60</meta:creation-date>
    <dc:date>2015-03-10T13:24:53.52</dc:date>
    <meta:editing-duration>P6DT13H46M55S</meta:editing-duration>
    <meta:editing-cycles>3977</meta:editing-cycles>
    <meta:generator>OpenOffice.org/3.4.1$Win32 OpenOffice.org_project/341m1$Build-9593</meta:generator>
    <meta:document-statistic meta:table-count="0" meta:image-count="0" meta:object-count="0" meta:page-count="30" meta:paragraph-count="486" meta:word-count="14603" meta:character-count="80631"/>
  </office:meta>
</office:document-meta>
</file>